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T Serif" svg:font-family="'PT Serif', sans-serif"/>
    <style:font-face style:name="Courier New" svg:font-family="'Courier New'" style:font-family-generic="modern" style:font-pitch="fixed"/>
    <style:font-face style:name="NotCourierSans" svg:font-family="NotCourierSans" style:font-family-generic="swiss" style:font-pitch="fixed"/>
    <style:font-face style:name="Alegreya" svg:font-family="Alegreya" style:font-pitch="variable"/>
    <style:font-face style:name="Arvo" svg:font-family="Arvo" style:font-pitch="variable"/>
    <style:font-face style:name="Asap" svg:font-family="Asap" style:font-pitch="variable"/>
    <style:font-face style:name="Average" svg:font-family="Average" style:font-pitch="variable"/>
    <style:font-face style:name="Bitter" svg:font-family="Bitter" style:font-pitch="variable"/>
    <style:font-face style:name="Cabin" svg:font-family="Cabin" style:font-pitch="variable"/>
    <style:font-face style:name="Cantata One" svg:font-family="'Cantata One'" style:font-pitch="variable"/>
    <style:font-face style:name="Charis SIL" svg:font-family="'Charis SIL'" style:font-pitch="variable"/>
    <style:font-face style:name="Chivo" svg:font-family="Chivo" style:font-pitch="variable"/>
    <style:font-face style:name="Economica" svg:font-family="Economica" style:font-pitch="variable"/>
    <style:font-face style:name="FreeUniversal" svg:font-family="FreeUniversal" style:font-pitch="variable"/>
    <style:font-face style:name="FuturaRener" svg:font-family="FuturaRener" style:font-pitch="variable"/>
    <style:font-face style:name="Habibi" svg:font-family="Habibi" style:font-pitch="variable"/>
    <style:font-face style:name="Istok Web" svg:font-family="'Istok Web'" style:font-pitch="variable"/>
    <style:font-face style:name="Jolly Lodger" svg:font-family="'Jolly Lodger'" style:font-pitch="variable"/>
    <style:font-face style:name="Judson" svg:font-family="Judson" style:font-pitch="variable"/>
    <style:font-face style:name="Karla" svg:font-family="Karla" style:font-pitch="variable"/>
    <style:font-face style:name="Lato" svg:font-family="Lato" style:font-pitch="variable"/>
    <style:font-face style:name="Libertinage" svg:font-family="Libertinage" style:font-pitch="variable"/>
    <style:font-face style:name="Limousine" svg:font-family="Limousine" style:font-pitch="variable"/>
    <style:font-face style:name="Logisoso" svg:font-family="Logisoso" style:font-pitch="variable"/>
    <style:font-face style:name="Lora" svg:font-family="Lora" style:font-pitch="variable"/>
    <style:font-face style:name="Merriweather" svg:font-family="Merriweather" style:font-pitch="variable"/>
    <style:font-face style:name="Montserrat" svg:font-family="Montserrat" style:font-pitch="variable"/>
    <style:font-face style:name="OSP_Le-patin-helvete" svg:font-family="OSP_Le-patin-helvete" style:font-pitch="variable"/>
    <style:font-face style:name="Orienta" svg:font-family="Orienta" style:font-pitch="variable"/>
    <style:font-face style:name="Osaka" svg:font-family="Osaka" style:font-pitch="variable"/>
    <style:font-face style:name="Oswald" svg:font-family="Oswald" style:font-pitch="variable"/>
    <style:font-face style:name="Petrona" svg:font-family="Petrona" style:font-pitch="variable"/>
    <style:font-face style:name="Pfennig" svg:font-family="Pfennig" style:font-pitch="variable"/>
    <style:font-face style:name="Poly" svg:font-family="Poly" style:font-pitch="variable"/>
    <style:font-face style:name="Quando" svg:font-family="Quando" style:font-pitch="variable"/>
    <style:font-face style:name="Quicksand" svg:font-family="Quicksand" style:font-pitch="variable"/>
    <style:font-face style:name="Raleway" svg:font-family="Raleway" style:font-pitch="variable"/>
    <style:font-face style:name="Reglo" svg:font-family="Reglo" style:font-pitch="variable"/>
    <style:font-face style:name="Roboto" svg:font-family="Roboto" style:font-pitch="variable"/>
    <style:font-face style:name="Rosario" svg:font-family="Rosario" style:font-pitch="variable"/>
    <style:font-face style:name="Source Code Pro" svg:font-family="'Source Code Pro'" style:font-pitch="variable"/>
    <style:font-face style:name="Tinos" svg:font-family="Tinos" style:font-pitch="variable"/>
    <style:font-face style:name="Transport" svg:font-family="Transport" style:font-pitch="variable"/>
    <style:font-face style:name="Ubuntu" svg:font-family="Ubuntu" style:font-pitch="variable"/>
    <style:font-face style:name="Volkhov" svg:font-family="Volkhov" style:font-pitch="variable"/>
    <style:font-face style:name="Wire One" svg:font-family="'Wire One'" style:font-pitch="variable"/>
    <style:font-face style:name="Averia Serif Libre" svg:font-family="'Averia Serif Libre'" style:font-family-generic="roman" style:font-pitch="variable"/>
    <style:font-face style:name="Crimson Text" svg:font-family="'Crimson Text'" style:font-family-generic="roman" style:font-pitch="variable"/>
    <style:font-face style:name="PT Serif1"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oto Sans" svg:font-family="'Noto Sans'" style:font-family-generic="swiss" style:font-pitch="variable"/>
    <style:font-face style:name="Quattrocento Sans" svg:font-family="'Quattrocento Sans'" style:font-family-generic="swiss" style:font-pitch="variable"/>
    <style:font-face style:name="Source Sans Pro" svg:font-family="'Source Sans P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break-before="page"/>
    </style:style>
    <style:style style:name="T1" style:family="text">
      <style:text-properties fo:font-variant="normal" fo:text-transform="none" fo:color="#502d16" style:text-line-through-style="none" style:font-name="PT Serif" fo:font-size="12pt" fo:letter-spacing="normal" fo:font-style="normal" style:text-underline-style="none" fo:font-weight="normal" style:text-blinking="false" style:font-size-asian="12pt" style:font-style-asian="normal" style:font-size-complex="12pt" style:font-style-complex="normal"/>
    </style:style>
    <style:style style:name="T2" style:family="text">
      <style:text-properties fo:font-variant="normal" fo:text-transform="none" fo:color="#502d16" style:text-line-through-style="none" style:font-name="Alegreya" fo:font-size="12pt" fo:letter-spacing="normal" fo:font-style="normal" style:text-underline-style="none" fo:font-weight="normal" style:text-blinking="false" style:font-size-asian="12pt" style:font-style-asian="normal" style:font-size-complex="12pt" style:font-style-complex="normal"/>
    </style:style>
    <style:style style:name="T3" style:family="text">
      <style:text-properties fo:font-variant="normal" fo:text-transform="none" fo:color="#502d16" style:text-line-through-style="none" style:font-name="Arvo" fo:font-size="12pt" fo:letter-spacing="normal" fo:font-style="normal" style:text-underline-style="none" fo:font-weight="normal" style:text-blinking="false" style:font-size-asian="12pt" style:font-style-asian="normal" style:font-size-complex="12pt" style:font-style-complex="normal"/>
    </style:style>
    <style:style style:name="T4" style:family="text">
      <style:text-properties fo:font-variant="normal" fo:text-transform="none" fo:color="#502d16" style:text-line-through-style="none" style:font-name="Asap" fo:font-size="12pt" fo:letter-spacing="normal" fo:font-style="normal" style:text-underline-style="none" fo:font-weight="normal" style:text-blinking="false" style:font-size-asian="12pt" style:font-style-asian="normal" style:font-size-complex="12pt" style:font-style-complex="normal"/>
    </style:style>
    <style:style style:name="T5" style:family="text">
      <style:text-properties fo:font-variant="normal" fo:text-transform="none" fo:color="#502d16" style:text-line-through-style="none" style:font-name="Average" fo:font-size="12pt" fo:letter-spacing="normal" fo:font-style="normal" style:text-underline-style="none" fo:font-weight="normal" style:text-blinking="false" style:font-size-asian="12pt" style:font-style-asian="normal" style:font-size-complex="12pt" style:font-style-complex="normal"/>
    </style:style>
    <style:style style:name="T6" style:family="text">
      <style:text-properties fo:font-variant="normal" fo:text-transform="none" fo:color="#502d16" style:text-line-through-style="none" style:font-name="Averia Serif Libre" fo:font-size="12pt" fo:letter-spacing="normal" fo:font-style="normal" style:text-underline-style="none" fo:font-weight="normal" style:text-blinking="false" style:font-size-asian="12pt" style:font-style-asian="normal" style:font-size-complex="12pt" style:font-style-complex="normal"/>
    </style:style>
    <style:style style:name="T7" style:family="text">
      <style:text-properties fo:font-variant="normal" fo:text-transform="none" fo:color="#502d16" style:text-line-through-style="none" style:font-name="Bitter" fo:font-size="12pt" fo:letter-spacing="normal" fo:font-style="normal" style:text-underline-style="none" fo:font-weight="normal" style:text-blinking="false" style:font-size-asian="12pt" style:font-style-asian="normal" style:font-size-complex="12pt" style:font-style-complex="normal"/>
    </style:style>
    <style:style style:name="T8" style:family="text">
      <style:text-properties fo:font-variant="normal" fo:text-transform="none" fo:color="#502d16" style:text-line-through-style="none" style:font-name="Cabin" fo:font-size="12pt" fo:letter-spacing="normal" fo:font-style="normal" style:text-underline-style="none" fo:font-weight="normal" style:text-blinking="false" style:font-size-asian="12pt" style:font-style-asian="normal" style:font-size-complex="12pt" style:font-style-complex="normal"/>
    </style:style>
    <style:style style:name="T9" style:family="text">
      <style:text-properties fo:font-variant="normal" fo:text-transform="none" fo:color="#502d16" style:text-line-through-style="none" style:font-name="Cantata One" fo:font-size="12pt" fo:letter-spacing="normal" fo:font-style="normal" style:text-underline-style="none" fo:font-weight="normal" style:text-blinking="false" style:font-size-asian="12pt" style:font-style-asian="normal" style:font-size-complex="12pt" style:font-style-complex="normal"/>
    </style:style>
    <style:style style:name="T10" style:family="text">
      <style:text-properties fo:font-variant="normal" fo:text-transform="none" fo:color="#502d16" style:text-line-through-style="none" style:font-name="Cantata One" fo:font-size="60pt" fo:letter-spacing="normal" fo:font-style="normal" style:text-underline-style="none" fo:font-weight="normal" style:text-blinking="false" style:font-size-asian="60pt" style:font-style-asian="normal" style:font-size-complex="60pt" style:font-style-complex="normal"/>
    </style:style>
    <style:style style:name="T11" style:family="text">
      <style:text-properties fo:font-variant="normal" fo:text-transform="none" fo:color="#502d16" style:text-line-through-style="none" style:font-name="Cantata One" fo:font-size="15pt" fo:letter-spacing="normal" fo:font-style="normal" style:text-underline-style="none" fo:font-weight="normal" style:text-blinking="false" style:font-size-asian="15pt" style:font-style-asian="normal" style:font-size-complex="15pt" style:font-style-complex="normal"/>
    </style:style>
    <style:style style:name="T12" style:family="text">
      <style:text-properties fo:font-variant="normal" fo:text-transform="none" fo:color="#502d16" style:text-line-through-style="none" style:font-name="Charis SIL" fo:font-size="12pt" fo:letter-spacing="normal" fo:font-style="normal" style:text-underline-style="none" fo:font-weight="normal" style:text-blinking="false" style:font-size-asian="12pt" style:font-style-asian="normal" style:font-size-complex="12pt" style:font-style-complex="normal"/>
    </style:style>
    <style:style style:name="T13" style:family="text">
      <style:text-properties fo:font-variant="normal" fo:text-transform="none" fo:color="#502d16" style:text-line-through-style="none" style:font-name="Chivo" fo:font-size="12pt" fo:letter-spacing="normal" fo:font-style="normal" style:text-underline-style="none" fo:font-weight="normal" style:text-blinking="false" style:font-size-asian="12pt" style:font-style-asian="normal" style:font-size-complex="12pt" style:font-style-complex="normal"/>
    </style:style>
    <style:style style:name="T14" style:family="text">
      <style:text-properties fo:font-variant="normal" fo:text-transform="none" fo:color="#502d16" style:text-line-through-style="none" style:font-name="Crimson Text" fo:font-size="12pt" fo:letter-spacing="normal" fo:font-style="normal" style:text-underline-style="none" fo:font-weight="normal" style:text-blinking="false" style:font-size-asian="12pt" style:font-style-asian="normal" style:font-size-complex="12pt" style:font-style-complex="normal"/>
    </style:style>
    <style:style style:name="T15" style:family="text">
      <style:text-properties fo:font-variant="normal" fo:text-transform="none" fo:color="#502d16" style:text-line-through-style="none" style:font-name="Economica" fo:font-size="12pt" fo:letter-spacing="normal" fo:font-style="normal" style:text-underline-style="none" fo:font-weight="normal" style:text-blinking="false" style:font-size-asian="12pt" style:font-style-asian="normal" style:font-size-complex="12pt" style:font-style-complex="normal"/>
    </style:style>
    <style:style style:name="T16" style:family="text">
      <style:text-properties fo:font-variant="normal" fo:text-transform="none" fo:color="#502d16" style:text-line-through-style="none" style:font-name="FreeUniversal" fo:font-size="12pt" fo:letter-spacing="normal" fo:font-style="normal" style:text-underline-style="none" fo:font-weight="normal" style:text-blinking="false" style:font-size-asian="12pt" style:font-style-asian="normal" style:font-size-complex="12pt" style:font-style-complex="normal"/>
    </style:style>
    <style:style style:name="T17" style:family="text">
      <style:text-properties fo:font-variant="normal" fo:text-transform="none" fo:color="#502d16" style:text-line-through-style="none" style:font-name="FuturaRener" fo:font-size="12pt" fo:letter-spacing="normal" fo:font-style="normal" style:text-underline-style="none" fo:font-weight="normal" style:text-blinking="false" style:font-size-asian="12pt" style:font-style-asian="normal" style:font-size-complex="12pt" style:font-style-complex="normal"/>
    </style:style>
    <style:style style:name="T18" style:family="text">
      <style:text-properties fo:font-variant="normal" fo:text-transform="none" fo:color="#502d16" style:text-line-through-style="none" style:font-name="Habibi" fo:font-size="12pt" fo:letter-spacing="normal" fo:font-style="normal" style:text-underline-style="none" fo:font-weight="normal" style:text-blinking="false" style:font-size-asian="12pt" style:font-style-asian="normal" style:font-size-complex="12pt" style:font-style-complex="normal"/>
    </style:style>
    <style:style style:name="T19" style:family="text">
      <style:text-properties fo:font-variant="normal" fo:text-transform="none" fo:color="#502d16" style:text-line-through-style="none" style:font-name="Istok Web" fo:font-size="12pt" fo:letter-spacing="normal" fo:font-style="normal" style:text-underline-style="none" fo:font-weight="normal" style:text-blinking="false" style:font-size-asian="12pt" style:font-style-asian="normal" style:font-size-complex="12pt" style:font-style-complex="normal"/>
    </style:style>
    <style:style style:name="T20" style:family="text">
      <style:text-properties fo:font-variant="normal" fo:text-transform="none" fo:color="#502d16" style:text-line-through-style="none" style:font-name="Jolly Lodger" fo:font-size="12pt" fo:letter-spacing="normal" fo:font-style="normal" style:text-underline-style="none" fo:font-weight="normal" style:text-blinking="false" style:font-size-asian="12pt" style:font-style-asian="normal" style:font-size-complex="12pt" style:font-style-complex="normal"/>
    </style:style>
    <style:style style:name="T21" style:family="text">
      <style:text-properties fo:font-variant="normal" fo:text-transform="none" fo:color="#502d16" style:text-line-through-style="none" style:font-name="Judson" fo:font-size="12pt" fo:letter-spacing="normal" fo:font-style="normal" style:text-underline-style="none" fo:font-weight="normal" style:text-blinking="false" style:font-size-asian="12pt" style:font-style-asian="normal" style:font-size-complex="12pt" style:font-style-complex="normal"/>
    </style:style>
    <style:style style:name="T22" style:family="text">
      <style:text-properties fo:font-variant="normal" fo:text-transform="none" fo:color="#502d16" style:text-line-through-style="none" style:font-name="Karla" fo:font-size="12pt" fo:letter-spacing="normal" fo:font-style="normal" style:text-underline-style="none" fo:font-weight="normal" style:text-blinking="false" style:font-size-asian="12pt" style:font-style-asian="normal" style:font-size-complex="12pt" style:font-style-complex="normal"/>
    </style:style>
    <style:style style:name="T23" style:family="text">
      <style:text-properties fo:font-variant="normal" fo:text-transform="none" fo:color="#502d16" style:text-line-through-style="none" style:font-name="Lato" fo:font-size="12pt" fo:letter-spacing="normal" fo:font-style="normal" style:text-underline-style="none" fo:font-weight="normal" style:text-blinking="false" style:font-size-asian="12pt" style:font-style-asian="normal" style:font-size-complex="12pt" style:font-style-complex="normal"/>
    </style:style>
    <style:style style:name="T24" style:family="text">
      <style:text-properties fo:font-variant="normal" fo:text-transform="none" fo:color="#502d16" style:text-line-through-style="none" style:font-name="Libertinage" fo:font-size="12pt" fo:letter-spacing="normal" fo:font-style="normal" style:text-underline-style="none" fo:font-weight="normal" style:text-blinking="false" style:font-size-asian="12pt" style:font-style-asian="normal" style:font-size-complex="12pt" style:font-style-complex="normal"/>
    </style:style>
    <style:style style:name="T25" style:family="text">
      <style:text-properties fo:font-variant="normal" fo:text-transform="none" fo:color="#502d16" style:text-line-through-style="none" style:font-name="Limousine" fo:font-size="12pt" fo:letter-spacing="normal" fo:font-style="normal" style:text-underline-style="none" fo:font-weight="normal" style:text-blinking="false" style:font-size-asian="12pt" style:font-style-asian="normal" style:font-size-complex="12pt" style:font-style-complex="normal"/>
    </style:style>
    <style:style style:name="T26" style:family="text">
      <style:text-properties fo:font-variant="normal" fo:text-transform="none" fo:color="#502d16" style:text-line-through-style="none" style:font-name="Logisoso" fo:font-size="12pt" fo:letter-spacing="normal" fo:font-style="normal" style:text-underline-style="none" fo:font-weight="normal" style:text-blinking="false" style:font-size-asian="12pt" style:font-style-asian="normal" style:font-size-complex="12pt" style:font-style-complex="normal"/>
    </style:style>
    <style:style style:name="T27" style:family="text">
      <style:text-properties fo:font-variant="normal" fo:text-transform="none" fo:color="#502d16" style:text-line-through-style="none" style:font-name="Lora" fo:font-size="12pt" fo:letter-spacing="normal" fo:font-style="normal" style:text-underline-style="none" fo:font-weight="normal" style:text-blinking="false" style:font-size-asian="12pt" style:font-style-asian="normal" style:font-size-complex="12pt" style:font-style-complex="normal"/>
    </style:style>
    <style:style style:name="T28" style:family="text">
      <style:text-properties fo:font-variant="normal" fo:text-transform="none" fo:color="#502d16" style:text-line-through-style="none" style:font-name="Merriweather"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29" style:family="text">
      <style:text-properties fo:font-variant="normal" fo:text-transform="none" fo:color="#502d16" style:text-line-through-style="none" style:font-name="NotCourierSans" fo:font-size="12pt" fo:letter-spacing="normal" fo:font-style="normal" style:text-underline-style="none" fo:font-weight="normal" style:text-blinking="false" style:font-size-asian="12pt" style:font-style-asian="normal" style:font-size-complex="12pt" style:font-style-complex="normal"/>
    </style:style>
    <style:style style:name="T30" style:family="text">
      <style:text-properties fo:font-variant="normal" fo:text-transform="none" fo:color="#502d16" style:text-line-through-style="none" style:font-name="Montserrat" fo:font-size="12pt" fo:letter-spacing="normal" fo:font-style="normal" style:text-underline-style="none" fo:font-weight="normal" style:text-blinking="false" style:font-size-asian="12pt" style:font-style-asian="normal" style:font-size-complex="12pt" style:font-style-complex="normal"/>
    </style:style>
    <style:style style:name="T31" style:family="text">
      <style:text-properties fo:font-variant="normal" fo:text-transform="none" fo:color="#502d16" style:text-line-through-style="none" style:font-name="Noto Sans" fo:font-size="12pt" fo:letter-spacing="normal" fo:font-style="normal" style:text-underline-style="none" fo:font-weight="normal" style:text-blinking="false" style:font-size-asian="12pt" style:font-style-asian="normal" style:font-size-complex="12pt" style:font-style-complex="normal"/>
    </style:style>
    <style:style style:name="T32" style:family="text">
      <style:text-properties fo:font-variant="normal" fo:text-transform="none" fo:color="#502d16" style:text-line-through-style="none" style:font-name="Orienta" fo:font-size="12pt" fo:letter-spacing="normal" fo:font-style="normal" style:text-underline-style="none" fo:font-weight="normal" style:text-blinking="false" style:font-size-asian="12pt" style:font-style-asian="normal" style:font-size-complex="12pt" style:font-style-complex="normal"/>
    </style:style>
    <style:style style:name="T33" style:family="text">
      <style:text-properties fo:font-variant="normal" fo:text-transform="none" fo:color="#502d16" style:text-line-through-style="none" style:font-name="Petrona" fo:font-size="12pt" fo:letter-spacing="normal" fo:font-style="normal" style:text-underline-style="none" fo:font-weight="normal" style:text-blinking="false" style:font-size-asian="12pt" style:font-style-asian="normal" style:font-size-complex="12pt" style:font-style-complex="normal"/>
    </style:style>
    <style:style style:name="T34" style:family="text">
      <style:text-properties fo:font-variant="normal" fo:text-transform="none" fo:color="#502d16" style:text-line-through-style="none" style:font-name="Oswald" fo:font-size="12pt" fo:letter-spacing="normal" fo:font-style="normal" style:text-underline-style="none" fo:font-weight="normal" style:text-blinking="false" style:font-size-asian="12pt" style:font-style-asian="normal" style:font-size-complex="12pt" style:font-style-complex="normal"/>
    </style:style>
    <style:style style:name="T35" style:family="text">
      <style:text-properties fo:font-variant="normal" fo:text-transform="none" fo:color="#502d16" style:text-line-through-style="none" style:font-name="OSP_Le-patin-helvete" fo:font-size="12pt" fo:letter-spacing="normal" fo:font-style="normal" style:text-underline-style="none" fo:font-weight="normal" style:text-blinking="false" style:font-size-asian="12pt" style:font-style-asian="normal" style:font-size-complex="12pt" style:font-style-complex="normal"/>
    </style:style>
    <style:style style:name="T36" style:family="text">
      <style:text-properties fo:font-variant="normal" fo:text-transform="none" fo:color="#502d16" style:text-line-through-style="none" style:font-name="Pfennig" fo:font-size="12pt" fo:letter-spacing="normal" fo:font-style="normal" style:text-underline-style="none" fo:font-weight="normal" style:text-blinking="false" style:font-size-asian="12pt" style:font-style-asian="normal" style:font-size-complex="12pt" style:font-style-complex="normal"/>
    </style:style>
    <style:style style:name="T37" style:family="text">
      <style:text-properties fo:font-variant="normal" fo:text-transform="none" fo:color="#502d16" style:text-line-through-style="none" style:font-name="Poly" fo:font-size="12pt" fo:letter-spacing="normal" fo:font-style="normal" style:text-underline-style="none" fo:font-weight="normal" style:text-blinking="false" style:font-size-asian="12pt" style:font-style-asian="normal" style:font-size-complex="12pt" style:font-style-complex="normal"/>
    </style:style>
    <style:style style:name="T38" style:family="text">
      <style:text-properties fo:font-variant="normal" fo:text-transform="none" fo:color="#502d16" style:text-line-through-style="none" style:font-name="PT Serif1" fo:font-size="12pt" fo:letter-spacing="normal" fo:font-style="normal" style:text-underline-style="none" fo:font-weight="normal" style:text-blinking="false" style:font-size-asian="12pt" style:font-style-asian="normal" style:font-size-complex="12pt" style:font-style-complex="normal"/>
    </style:style>
    <style:style style:name="T39" style:family="text">
      <style:text-properties fo:font-variant="normal" fo:text-transform="none" fo:color="#502d16" style:text-line-through-style="none" style:font-name="Quando" fo:font-size="12pt" fo:letter-spacing="normal" fo:font-style="normal" style:text-underline-style="none" fo:font-weight="normal" style:text-blinking="false" style:font-size-asian="12pt" style:font-style-asian="normal" style:font-size-complex="12pt" style:font-style-complex="normal"/>
    </style:style>
    <style:style style:name="T40" style:family="text">
      <style:text-properties fo:font-variant="normal" fo:text-transform="none" fo:color="#502d16" style:text-line-through-style="none" style:font-name="Quattrocento Sans" fo:font-size="12pt" fo:letter-spacing="normal" fo:font-style="normal" style:text-underline-style="none" fo:font-weight="normal" style:text-blinking="false" style:font-size-asian="12pt" style:font-style-asian="normal" style:font-size-complex="12pt" style:font-style-complex="normal"/>
    </style:style>
    <style:style style:name="T41" style:family="text">
      <style:text-properties fo:font-variant="normal" fo:text-transform="none" fo:color="#502d16" style:text-line-through-style="none" style:font-name="Quicksand" fo:font-size="12pt" fo:letter-spacing="normal" fo:font-style="normal" style:text-underline-style="none" fo:font-weight="normal" style:text-blinking="false" style:font-size-asian="12pt" style:font-style-asian="normal" style:font-size-complex="12pt" style:font-style-complex="normal"/>
    </style:style>
    <style:style style:name="T42" style:family="text">
      <style:text-properties fo:font-variant="normal" fo:text-transform="none" fo:color="#502d16" style:text-line-through-style="none" style:font-name="Raleway" fo:font-size="12pt" fo:letter-spacing="normal" fo:font-style="normal" style:text-underline-style="none" fo:font-weight="normal" style:text-blinking="false" style:font-size-asian="12pt" style:font-style-asian="normal" style:font-size-complex="12pt" style:font-style-complex="normal"/>
    </style:style>
    <style:style style:name="T43" style:family="text">
      <style:text-properties fo:font-variant="normal" fo:text-transform="none" fo:color="#502d16" style:text-line-through-style="none" style:font-name="Reglo" fo:font-size="12pt" fo:letter-spacing="normal" fo:font-style="normal" style:text-underline-style="none" fo:font-weight="normal" style:text-blinking="false" style:font-size-asian="12pt" style:font-style-asian="normal" style:font-size-complex="12pt" style:font-style-complex="normal"/>
    </style:style>
    <style:style style:name="T44" style:family="text">
      <style:text-properties fo:font-variant="normal" fo:text-transform="none" fo:color="#502d16" style:text-line-through-style="none" style:font-name="Roboto" fo:font-size="12pt" fo:letter-spacing="normal" fo:font-style="normal" style:text-underline-style="none" fo:font-weight="normal" style:text-blinking="false" style:font-size-asian="12pt" style:font-style-asian="normal" style:font-size-complex="12pt" style:font-style-complex="normal"/>
    </style:style>
    <style:style style:name="T45" style:family="text">
      <style:text-properties fo:font-variant="normal" fo:text-transform="none" fo:color="#502d16" style:text-line-through-style="none" style:font-name="Rosario" fo:font-size="12pt" fo:letter-spacing="normal" fo:font-style="normal" style:text-underline-style="none" fo:font-weight="normal" style:text-blinking="false" style:font-size-asian="12pt" style:font-style-asian="normal" style:font-size-complex="12pt" style:font-style-complex="normal"/>
    </style:style>
    <style:style style:name="T46" style:family="text">
      <style:text-properties fo:font-variant="normal" fo:text-transform="none" fo:color="#502d16" style:text-line-through-style="none" style:font-name="Source Code Pro" fo:font-size="12pt" fo:letter-spacing="normal" fo:font-style="normal" style:text-underline-style="none" fo:font-weight="normal" style:text-blinking="false" style:font-size-asian="12pt" style:font-style-asian="normal" style:font-size-complex="12pt" style:font-style-complex="normal"/>
    </style:style>
    <style:style style:name="T47" style:family="text">
      <style:text-properties fo:font-variant="normal" fo:text-transform="none" fo:color="#502d16" style:text-line-through-style="none" style:font-name="Source Sans Pro" fo:font-size="12pt" fo:letter-spacing="normal" fo:font-style="normal" style:text-underline-style="none" fo:font-weight="normal" style:text-blinking="false" style:font-size-asian="12pt" style:font-style-asian="normal" style:font-size-complex="12pt" style:font-style-complex="normal"/>
    </style:style>
    <style:style style:name="T48" style:family="text">
      <style:text-properties fo:font-variant="normal" fo:text-transform="none" fo:color="#502d16" style:text-line-through-style="none" style:font-name="Tinos" fo:font-size="12pt" fo:letter-spacing="normal" fo:font-style="normal" style:text-underline-style="none" fo:font-weight="normal" style:text-blinking="false" style:font-size-asian="12pt" style:font-style-asian="normal" style:font-size-complex="12pt" style:font-style-complex="normal"/>
    </style:style>
    <style:style style:name="T49" style:family="text">
      <style:text-properties fo:font-variant="normal" fo:text-transform="none" fo:color="#502d16" style:text-line-through-style="none" style:font-name="Transport" fo:font-size="12pt" fo:letter-spacing="normal" fo:font-style="normal" style:text-underline-style="none" fo:font-weight="normal" style:text-blinking="false" style:font-size-asian="12pt" style:font-style-asian="normal" style:font-size-complex="12pt" style:font-style-complex="normal"/>
    </style:style>
    <style:style style:name="T50" style:family="text">
      <style:text-properties fo:font-variant="normal" fo:text-transform="none" fo:color="#502d16" style:text-line-through-style="none" style:font-name="Ubuntu" fo:font-size="12pt" fo:letter-spacing="normal" fo:font-style="normal" style:text-underline-style="none" fo:font-weight="normal" style:text-blinking="false" style:font-size-asian="12pt" style:font-style-asian="normal" style:font-size-complex="12pt" style:font-style-complex="normal"/>
    </style:style>
    <style:style style:name="T51" style:family="text">
      <style:text-properties fo:font-variant="normal" fo:text-transform="none" fo:color="#502d16" style:text-line-through-style="none" style:font-name="Volkhov" fo:font-size="12pt" fo:letter-spacing="normal" fo:font-style="normal" style:text-underline-style="none" fo:font-weight="normal" style:text-blinking="false" style:font-size-asian="12pt" style:font-style-asian="normal" style:font-size-complex="12pt" style:font-style-complex="normal"/>
    </style:style>
    <style:style style:name="T52" style:family="text">
      <style:text-properties fo:font-variant="normal" fo:text-transform="none" fo:color="#502d16" style:text-line-through-style="none" style:font-name="Wire One" fo:font-size="12pt" fo:letter-spacing="normal" fo:font-style="normal" style:text-underline-style="none" fo:font-weight="normal" style:text-blinking="false" style:font-size-asian="12pt" style:font-style-asian="normal" style:font-size-complex="12pt" style:font-style-complex="normal"/>
    </style:style>
    <style:style style:name="T53" style:family="text">
      <style:text-properties fo:font-variant="normal" fo:text-transform="none" fo:color="#502d16" style:text-line-through-style="none" style:font-name="Bitstream Vera Sans" fo:font-size="12pt" fo:letter-spacing="normal" fo:font-style="normal" style:text-underline-style="none" fo:font-weight="normal" style:text-blinking="false"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Emphasis"><text:span text:style-name="T2">Alegreya</text:span></text:span></text:p>
      <text:p text:style-name="Text_20_body"><text:span text:style-name="Emphasis"><text:span text:style-name="T2">Huerta Tipográfica</text:span></text:span></text:p>
      <text:p text:style-name="Text_20_body"><text:span text:style-name="Emphasis"><text:span text:style-name="T2">SIL Open Font License, 1.1</text:span></text:span></text:p>
      <text:p text:style-name="Text_20_body"><text:span text:style-name="Emphasis"><text:span text:style-name="T2">Alegreya was chosen as one of 53 "Fonts of the Decade" at the ATypI Letter2 competition in September 2011, and one of the top 14 text type systems. It was also selected in the 2nd Bienal Iberoamericana de Diseño, competition held in Madrid in 2010.</text:span></text:span></text:p>
      <text:p text:style-name="Text_20_body"><text:span text:style-name="Emphasis"><text:span text:style-name="T2">Alegreya is a typeface originally intended for literature. Among its crowning characteristics, it conveys a dynamic and varied rhythm which facilitates the reading of long texts. Also, it provides freshness to the page while referring to the calligraphic letter, not as a literal interpretation, but rather in a contemporary typographic language.</text:span></text:span></text:p>
      <text:p text:style-name="Text_20_body"><text:span text:style-name="Emphasis"><text:span text:style-name="T2">The italic has just as much care and attention to detail in the design as the roman. The bold weights are strong, and the Black weights are really experimental for the genre. There is also a Small Caps sister family.</text:span></text:span></text:p>
      <text:p text:style-name="Text_20_body"><text:span text:style-name="Emphasis"><text:span text:style-name="T2">Not only does Alegreya provide great performance, but also achieves a strong and harmonious text by means of elements designed in an atmosphere of diversity.</text:span></text:span></text:p>
      <text:p text:style-name="Text_20_body"><text:span text:style-name="Emphasis"><text:span text:style-name="T2">Designed by Juan Pablo del Peral for Huerta Tipográfica.</text:span></text:span></text:p>
      <text:p text:style-name="Text_20_body"><text:span text:style-name="Emphasis"><text:span text:style-name="T2"/></text:span></text:p>
      <text:p text:style-name="P1"><text:span text:style-name="Emphasis"><text:span text:style-name="T3">Arvo</text:span></text:span></text:p>
      <text:p text:style-name="Text_20_body"><text:span text:style-name="Emphasis"><text:span text:style-name="T3">Anton Koovit</text:span></text:span></text:p>
      <text:p text:style-name="Text_20_body"><text:span text:style-name="Emphasis"><text:span text:style-name="T3">SIL Open Font License, 1.1</text:span></text:span></text:p>
      <text:p text:style-name="Text_20_body"><text:span text:style-name="Emphasis"><text:span text:style-name="T3">Arvo is a geometric slab-serif typeface family suited for screen and print. The family includes 4 cuts: Roman, Italic, Roman Bold, Bold Italic. It is a open font distributed through the Google Font Directory. The flavour of the font is rather mixed. Its monolinearish, but has tiny bit of contrast (which increases the legibility a little in Mac OS X.) The name Arvo is a typical Estonian man's name, but is not used widely any more. In the Finnish language, Arvo means "number, value, worth." Considering how much programming is behind hinting, 'number' is also true.</text:span></text:span></text:p>
      <text:p text:style-name="Text_20_body"><text:span text:style-name="Emphasis"><text:span text:style-name="T3"/></text:span></text:p>
      <text:p text:style-name="Text_20_body"><text:span text:style-name="Emphasis"><text:span text:style-name="T1"/></text:span></text:p>
      <text:p text:style-name="Text_20_body"><text:span text:style-name="Emphasis"><text:span text:style-name="T4"/></text:span></text:p>
      <text:p text:style-name="P1"><text:span text:style-name="Emphasis"><text:span text:style-name="T4">Asap</text:span></text:span></text:p>
      <text:p text:style-name="Text_20_body"><text:span text:style-name="Emphasis"><text:span text:style-name="T4">Omnibus-Type</text:span></text:span></text:p>
      <text:p text:style-name="Text_20_body"><text:span text:style-name="Emphasis"><text:span text:style-name="T4">SIL Open Font License, 1.1</text:span></text:span></text:p>
      <text:p text:style-name="Text_20_body"><text:span text:style-name="Emphasis"><text:span text:style-name="T4">Asap is a contemporary sans-serif family with subtle rounded corners. Designed by Pablo Cosgaya, Asap ("as soon as possible") there are 4 styles: Regular, Italic, Bold and Bold Italic. This family, specially developed for screen and desktop use, offers a standarised character width on all styles, which means lines of text remain the same length. This useful feature allows users to change type styles on-the-go without reflowing a text body. Asap is based on Ancha (designed by Pablo Cosgaya and Hector Gatti), and has been developed with the collaboration of Andrés Torresi.</text:span></text:span></text:p>
      <text:p text:style-name="Text_20_body"><text:span text:style-name="Emphasis"><text:span text:style-name="T4"/></text:span></text:p>
      <text:p text:style-name="Text_20_body"><text:span text:style-name="Emphasis"><text:span text:style-name="T1"/></text:span></text:p>
      <text:p text:style-name="P1"><text:span text:style-name="Emphasis"><text:span text:style-name="T5">Average</text:span></text:span></text:p>
      <text:p text:style-name="Text_20_body"><text:span text:style-name="Emphasis"><text:span text:style-name="T5">Eduardo Tunni</text:span></text:span></text:p>
      <text:p text:style-name="Text_20_body"><text:span text:style-name="Emphasis"><text:span text:style-name="T5">SIL Open Font License, 1.1</text:span></text:span></text:p>
      <text:p text:style-name="Text_20_body"><text:span text:style-name="Emphasis"><text:span text:style-name="T5">Average is a typeface that emerged from a long process of research into text typeface families from various different historical periods, both classical and contemporary. The idea was to design an average font for use in text, through a lengthy process of shape measurement and data gathering in spreadsheets. This resulted in a series of parameters which could be used by a designer to determine the proportions, color, spacing and other attributes of a typeface. Once the parameters were defined and best values were selected, the forms for the Average Regular typeface were drawn.</text:span></text:span></text:p>
      <text:p text:style-name="Text_20_body"><text:span text:style-name="Emphasis"><text:span text:style-name="T5">A sans sister family, Average Sans, is also available.</text:span></text:span></text:p>
      <text:p text:style-name="Text_20_body"><text:span text:style-name="Emphasis"><text:span text:style-name="T5">To contribute to the project contact Eduardo Tunni.</text:span></text:span></text:p>
      <text:p text:style-name="P1"><text:span text:style-name="Emphasis"><text:span text:style-name="T6">Averia Serif Libre</text:span></text:span></text:p>
      <text:p text:style-name="Text_20_body"><text:span text:style-name="Emphasis"><text:span text:style-name="T6">Dan Sayers</text:span></text:span></text:p>
      <text:p text:style-name="Text_20_body"><text:span text:style-name="Emphasis"><text:span text:style-name="T6">SIL Open Font License, 1.1</text:span></text:span></text:p>
      <text:p text:style-name="Text_20_body"><text:span text:style-name="Emphasis"><text:span text:style-name="T6">Avería ("breakdown" or "mechanical damage" in Spanish - related to the root of the English word "average") is a Unicode typeface superfamily created from the average of all fonts on the computer of the creator, Dan Sayers. The process is described at iotic.com/averia. All metrics are the result of an averaging process. The included glyphs are those that existed in a majority of the source fonts.</text:span></text:span></text:p>
      <text:p text:style-name="Text_20_body"><text:span text:style-name="Emphasis"><text:span text:style-name="T6">The Averia Libre families of fonts are based on the average of all 725 fonts in the Google Web Fonts project, released under the SIL Open Font License, as of 9 Nov 2011.</text:span></text:span></text:p>
      <text:p text:style-name="Text_20_body"><text:span text:style-name="Emphasis"><text:span text:style-name="T6">Averia Serif Libre exists in 6 styles, and there are also the Averia Libre, Averia Sans Libre and Averia Gruesa Libre families.</text:span></text:span></text:p>
      <text:p text:style-name="Text_20_body"><text:span text:style-name="Emphasis"><text:span text:style-name="T6">For more information please visit the Avería page on the iotic website or send an email to Dan Sayers.</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7">Bitter</text:span></text:span></text:p>
      <text:p text:style-name="Text_20_body"><text:span text:style-name="Emphasis"><text:span text:style-name="T7">Huerta Tipográfica</text:span></text:span></text:p>
      <text:p text:style-name="Text_20_body"><text:span text:style-name="Emphasis"><text:span text:style-name="T7">SIL Open Font License, 1.1</text:span></text:span></text:p>
      <text:p text:style-name="Text_20_body"><text:span text:style-name="Emphasis"><text:span text:style-name="T7">People read and interact with text on screens more and more each day. What happens on screen ends up being more important than what comes out of the printer. With the accelerating popularity of electronic books, type designers are working hard to seek out the ideal designs for reading on screen.</text:span></text:span></text:p>
      <text:p text:style-name="Text_20_body"><text:span text:style-name="Emphasis"><text:span text:style-name="T7">Motivated by my love for the pixel I designed Bitter. A "contemporary" slab serif typeface for text, it is specially designed for comfortably reading on any computer or device. The robust design started from the austerity of the pixel grid, based on rational rather than emotional principles. It combines the large x-heights and legibility of the humanistic tradition with subtle characteristics in the characters that inject a certain rhythm to flowing texts.</text:span></text:span></text:p>
      <text:p text:style-name="Text_20_body"><text:span text:style-name="Emphasis"><text:span text:style-name="T7">Bitter has little variation in stroke weight and the Regular is thicker than a normal ‘Regular’ style for print design. This generates an intense color in paragraphs, accentuated by the serifs that are as thick as strokes with square terminals.</text:span></text:span></text:p>
      <text:p text:style-name="Text_20_body"><text:span text:style-name="Emphasis"><text:span text:style-name="T7">Each glyph is carefully designed with an excellent curve quality added to the first stage of the design, that was entirely made in a pixel grid. The typeface is balanced and manually spaced to use very few kerning pairs, especially important for web font use since most browsers do not currently support this feature.</text:span></text:span></text:p>
      <text:p text:style-name="Text_20_body"><text:span text:style-name="Emphasis"><text:span text:style-name="T7">Early versions of the Italic and Bold styles were added in December 2011 and will be updated and complemented by a Bold Italic in early 2012.</text:span></text:span></text:p>
      <text:p text:style-name="Text_20_body"><text:span text:style-name="Emphasis"><text:span text:style-name="T7">Designed by Sol Matas for Huerta Tipográfica</text:span></text:span></text:p>
      <text:p text:style-name="Text_20_body"><text:span text:style-name="Emphasis"><text:span text:style-name="T7"/></text:span></text:p>
      <text:p text:style-name="P1"><text:span text:style-name="Emphasis"><text:span text:style-name="T8">Cabin</text:span></text:span></text:p>
      <text:p text:style-name="Text_20_body"><text:span text:style-name="Emphasis"><text:span text:style-name="T8">Pablo Impallari</text:span></text:span></text:p>
      <text:p text:style-name="Text_20_body"><text:span text:style-name="Emphasis"><text:span text:style-name="T8">SIL Open Font License, 1.1</text:span></text:span></text:p>
      <text:p text:style-name="Text_20_body"><text:span text:style-name="Emphasis"><text:span text:style-name="T8">The Cabin font family is a humanist sans with 4 weights and true italics, inspired by Edward Johnston’s and Eric Gill’s typefaces, with a touch of modernism.</text:span></text:span></text:p>
      <text:p text:style-name="Text_20_body"><text:span text:style-name="Emphasis"><text:span text:style-name="T8">Cabin incorporates modern proportions, optical adjustments, and some elements of the geometric sans.</text:span></text:span></text:p>
      <text:p text:style-name="Text_20_body"><text:span text:style-name="Emphasis"><text:span text:style-name="T8">It remains true to its roots, but has its own personality.</text:span></text:span></text:p>
      <text:p text:style-name="Text_20_body"><text:span text:style-name="Emphasis"><text:span text:style-name="T8">The weight distribution is almost monotone, although top and bottom curves are slightly thin.</text:span></text:span></text:p>
      <text:p text:style-name="Text_20_body"><text:span text:style-name="Emphasis"><text:span text:style-name="T8">Counters of the b, g, p and q are rounded and optically adjusted. The curved stem endings have a 10 degree angle. E and F have shorter center arms. M is splashed.</text:span></text:span></text:p>
      <text:p text:style-name="Text_20_body"><text:span text:style-name="Emphasis"><text:span text:style-name="T8"/></text:span></text:p>
      <text:p text:style-name="P1"><text:span text:style-name="Emphasis"><text:span text:style-name="T9">Cantata One</text:span></text:span></text:p>
      <text:p text:style-name="Text_20_body"><text:span text:style-name="Emphasis"><text:span text:style-name="T9">Joana Correia da Silva</text:span></text:span></text:p>
      <text:p text:style-name="Text_20_body"><text:span text:style-name="Emphasis"><text:span text:style-name="T10">SIL Open Font License, 1.1</text:span></text:span></text:p>
      <text:p text:style-name="Text_20_body"><text:span text:style-name="Emphasis"><text:span text:style-name="T11">Cantata One is a high contrast extended Didone style text face. In addition to being useful in medium to large text sizes, Cantata One is meant to evoke luxury when used in display sizes. Cantata One was originally inspired by hand written letters made with a pointed pen on an old handmade map of NYC.</text:span></text:span></text:p>
      <text:p text:style-name="Text_20_body"><text:span text:style-name="Emphasis"><text:span text:style-name="T9">To contribute to the project contact Eben Sorkin.</text:span></text:span></text:p>
      <text:p text:style-name="Text_20_body"><text:span text:style-name="Emphasis"><text:span text:style-name="T9"/></text:span></text:p>
      <text:p text:style-name="P1"><text:span text:style-name="Emphasis"><text:span text:style-name="T12">Charis SIL</text:span></text:span></text:p>
      <text:p text:style-name="Text_20_body"><text:span text:style-name="Emphasis"><text:span text:style-name="T12">SIL International</text:span></text:span></text:p>
      <text:p text:style-name="Text_20_body"><text:span text:style-name="Emphasis"><text:span text:style-name="T12">SIL Open Font License</text:span></text:span></text:p>
      <text:p text:style-name="Text_20_body"><text:span text:style-name="Emphasis"><text:span text:style-name="T12">Charis is similar to Bitstream Charter, one of the first fonts designed specifically for laser printers. It is highly readable and holds up well in less-than-ideal reproduction environments. It also has a full set of styles - regular, italic, bold, bold italic - and so is more useful in general publishing than Doulos SIL. Charis is a serif, proportionally-spaced font optimized for readability in long printed documents.</text:span></text:span></text:p>
      <text:p text:style-name="Text_20_body"><text:span text:style-name="Emphasis"><text:span text:style-name="T12">The goal for this product was to provide a single Unicode-based font family that would contain a comprehensive inventory of glyphs needed for almost any Roman- or Cyrillic-based writing system, whether used for phonetic or orthographic needs. In addition, there is provision for other characters and symbols useful to linguists. This font makes use of state-of-the-art font technologies to support complex typographic issues, suc</text:span></text:span></text:p>
      <text:p text:style-name="Text_20_body"><text:span text:style-name="Emphasis"><text:span text:style-name="T12"/></text:span></text:p>
      <text:p text:style-name="P1"><text:span text:style-name="Emphasis"><text:span text:style-name="T13">Chivo</text:span></text:span></text:p>
      <text:p text:style-name="Text_20_body"><text:span text:style-name="Emphasis"><text:span text:style-name="T13">Omnibus-Type</text:span></text:span></text:p>
      <text:p text:style-name="Text_20_body"><text:span text:style-name="Emphasis"><text:span text:style-name="T13">SIL Open Font License, 1.1</text:span></text:span></text:p>
      <text:p text:style-name="Text_20_body"><text:span text:style-name="Emphasis"><text:span text:style-name="T13">Chivo (Goat) is a new Omnibus-Type grotesque Sans Serif typeface family. The strength of Chivo Black makes it ideal for highlights and headlines. Chivo Regular's elegance makes it ideal for combining with the strength of Chivo Black and for for continuous reading settings. Its design details make it an indispensable ally for any designer.</text:span></text:span></text:p>
      <text:p text:style-name="Text_20_body"><text:span text:style-name="Emphasis"><text:span text:style-name="T13">Italics were added on 6th December 2011</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14">Crimson Text</text:span></text:span></text:p>
      <text:p text:style-name="Text_20_body"><text:span text:style-name="Emphasis"><text:span text:style-name="T14">Sebastian Kosch</text:span></text:span></text:p>
      <text:p text:style-name="Text_20_body"><text:span text:style-name="Emphasis"><text:span text:style-name="T14">SIL Open Font License, 1.1</text:span></text:span></text:p>
      <text:p text:style-name="Text_20_body"><text:span text:style-name="Emphasis"><text:span text:style-name="T14">Crimson Text is a font family for book production in the tradition of beautiful oldstyle typefaces.</text:span></text:span></text:p>
      <text:p text:style-name="Text_20_body"><text:span text:style-name="Emphasis"><text:span text:style-name="T14">There are a lot of great free fonts around, but one kind is missing: those Garamond-inspired types with all the little niceties like oldstyle figures, small caps, fleurons, math characters and the like. In fact, a lot of time is spend developing free knock-offs of ugly "standards" like Times and Helvetica.</text:span></text:span></text:p>
      <text:p text:style-name="Text_20_body"><text:span text:style-name="Emphasis"><text:span text:style-name="T14">Crimson Text is inspired by the fantastic work of people like Jan Tschichold, Robert Slimbach and Jonathan Hoefler. We hope that the free type community will one day be able to enjoy Crimson Text as a beautiful workhorse.</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15">Economica</text:span></text:span></text:p>
      <text:p text:style-name="Text_20_body"><text:span text:style-name="Emphasis"><text:span text:style-name="T15">Vicente Lamónaca</text:span></text:span></text:p>
      <text:p text:style-name="Text_20_body"><text:span text:style-name="Emphasis"><text:span text:style-name="T15">SIL Open Font License, 1.1</text:span></text:span></text:p>
      <text:p text:style-name="Text_20_body"><text:span text:style-name="Emphasis"><text:span text:style-name="T15">Economica is the first digital typeface created in Montevideo, Uruguay, to be distributed internationally. The development of the typeface took most of 2007 and received the assistance of type design colleagues from all over Latin America.</text:span></text:span></text:p>
      <text:p text:style-name="Text_20_body"><text:span text:style-name="Emphasis"><text:span text:style-name="T15">Economica has four basic styles: Regular, Bold, Italic and Bold Italic. It includes a comprehensive character set that lets you work with diverse European languages.</text:span></text:span></text:p>
      <text:p text:style-name="Text_20_body"><text:span text:style-name="Emphasis"><text:span text:style-name="T15">This typeface family was designed for the output of inkjet printers. It was inspired by the concept of saving space in publishing texts without loss of height. This means it is a very condensed type.</text:span></text:span></text:p>
      <text:p text:style-name="Text_20_body"><text:span text:style-name="Emphasis"><text:span text:style-name="T15">The visual advantage of Economica is that accomplishes this horizontal compression while keeping a strong personality. It is not a typical, neutral, sans serif. The open forms and tendency towards flattened curves allow it to be used in very small spaces while retaining high legibility.</text:span></text:span></text:p>
      <text:p text:style-name="Text_20_body"><text:span text:style-name="Emphasis"><text:span text:style-name="T15">To contribute to the project contact Vicente Lamónaca.</text:span></text:span></text:p>
      <text:p text:style-name="Text_20_body"><text:span text:style-name="Emphasis"><text:span text:style-name="T1"/></text:span></text:p>
      <text:p text:style-name="P1"><text:span text:style-name="Emphasis"><text:span text:style-name="T16">FreeUniversal</text:span></text:span></text:p>
      <text:p text:style-name="Text_20_body"><text:span text:style-name="Emphasis"><text:span text:style-name="T16">SIL Open Font License</text:span></text:span></text:p>
      <text:p text:style-name="Text_20_body"><text:span text:style-name="Emphasis"><text:span text:style-name="T16"/></text:span></text:p>
      <text:p text:style-name="Text_20_body"><text:span text:style-name="Emphasis"><text:span text:style-name="T16">Adapted from the SIL Sophia this is in the style of Adrian Frutiger\'s Univers</text:span></text:span></text:p>
      <text:p text:style-name="Text_20_body"><text:span text:style-name="Emphasis"><text:span text:style-name="T1"/></text:span></text:p>
      <text:p text:style-name="P1"><text:span text:style-name="Emphasis"><text:span text:style-name="T17">Futura Renner</text:span></text:span></text:p>
      <text:p text:style-name="Text_20_body"><text:span text:style-name="Emphasis"><text:span text:style-name="T17">BSozoo</text:span></text:span></text:p>
      <text:p text:style-name="Text_20_body"><text:span text:style-name="Emphasis"><text:span text:style-name="T17">OFL (SIL Open Font License)</text:span></text:span></text:p>
      <text:p text:style-name="Text_20_body"><text:span text:style-name="Emphasis"><text:span text:style-name="T17">Futura Renner family is a digital version of Futura lead character belonging to the typography department of Ecole Nationale Supérieure des Arts de la Cambre, and probably the first draft of Futura as we know it.</text:span></text:span></text:p>
      <text:p text:style-name="Text_20_body"><text:span text:style-name="Emphasis"><text:span text:style-name="T1"/></text:span></text:p>
      <text:p text:style-name="P1"><text:span text:style-name="Emphasis"><text:span text:style-name="T18">Habibi</text:span></text:span></text:p>
      <text:p text:style-name="Text_20_body"><text:span text:style-name="Emphasis"><text:span text:style-name="T18">Magnus Gaarde</text:span></text:span></text:p>
      <text:p text:style-name="Text_20_body"><text:span text:style-name="Emphasis"><text:span text:style-name="T18">SIL Open Font License, 1.1</text:span></text:span></text:p>
      <text:p text:style-name="Text_20_body"><text:span text:style-name="Emphasis"><text:span text:style-name="T1"/></text:span></text:p>
      <text:p text:style-name="P1"><text:span text:style-name="Emphasis"><text:span text:style-name="T19">Istok Web</text:span></text:span></text:p>
      <text:p text:style-name="Text_20_body"><text:span text:style-name="Emphasis"><text:span text:style-name="T19">Andrey V. Panov</text:span></text:span></text:p>
      <text:p text:style-name="Text_20_body"><text:span text:style-name="Emphasis"><text:span text:style-name="T19">SIL Open Font License, 1.1</text:span></text:span></text:p>
      <text:p text:style-name="Text_20_body"><text:span text:style-name="Emphasis"><text:span text:style-name="T19">Istok Web is an original typeface, in development since 2008. At first some basic letters were based on specially modified METAFONT sources from the CM Bright font family from the TeX community. (METAFONT is very flexible technology.) But in fact Istok fonts are now very far from this origin. Contours of the font are designed in the freely distributable font editor, FontForge.</text:span></text:span></text:p>
      <text:p text:style-name="Text_20_body"><text:span text:style-name="Emphasis"><text:span text:style-name="T19">Most glyphs are manually hinted with the aim to be rendered on LCD displays. I used xgridfit as a tool for programming truetype instructions. Less frequently utilized symbols have automatic instructions produced by FontForge autohinting, until manual hinting can be done. Manual and automatic instructions are intended to look homogeneous.</text:span></text:span></text:p>
      <text:p text:style-name="Text_20_body"><text:span text:style-name="Emphasis"><text:span text:style-name="T19">The original sources and truetype fonts are available at http://code.google.com/p/istok/ and this 'Web' version has modified vertical metrics.</text:span></text:span></text:p>
      <text:p text:style-name="Text_20_body"><text:span text:style-name="Emphasis"><text:span text:style-name="T19"/></text:span></text:p>
      <text:p text:style-name="Text_20_body"><text:span text:style-name="Emphasis"><text:span text:style-name="T1"/></text:span></text:p>
      <text:p text:style-name="P1"><text:span text:style-name="Emphasis"><text:span text:style-name="T20">Jolly Lodger</text:span></text:span></text:p>
      <text:p text:style-name="Text_20_body"><text:span text:style-name="Emphasis"><text:span text:style-name="T20">Font Diner</text:span></text:span></text:p>
      <text:p text:style-name="Text_20_body"><text:span text:style-name="Emphasis"><text:span text:style-name="T20">SIL Open Font License, 1.1</text:span></text:span></text:p>
      <text:p text:style-name="Text_20_body"><text:span text:style-name="Emphasis"><text:span text:style-name="T20">Wherever your travels may take you, you'll always find a confortable host off the interstate at the Jolly Lodger! Air conditioning, cable television and the freshest assortment of baked goods delivered fresh to your room each morning! So grab a roll of quarters and enjoy a relaxing Magic Fingers massage as you head into the mid-century with this nifty typeface!</text:span></text:span></text:p>
      <text:p text:style-name="Text_20_body"><text:span text:style-name="Emphasis"><text:span text:style-name="T20">Designed by Stuart Sandler of Font Diner, Inc. To contribute to the project contact the Font Diner.</text:span></text:span></text:p>
      <text:p text:style-name="Text_20_body"><text:span text:style-name="Emphasis"><text:span text:style-name="T1"/></text:span></text:p>
      <text:p text:style-name="Text_20_body"><text:span text:style-name="Emphasis"><text:span text:style-name="T1"/></text:span></text:p>
      <text:p text:style-name="P1"><text:span text:style-name="Emphasis"><text:span text:style-name="T21">Judson</text:span></text:span></text:p>
      <text:p text:style-name="Text_20_body"><text:span text:style-name="Emphasis"><text:span text:style-name="T21">Daniel Johnson</text:span></text:span></text:p>
      <text:p text:style-name="Text_20_body"><text:span text:style-name="Emphasis"><text:span text:style-name="T21">SIL Open Font License, 1.1</text:span></text:span></text:p>
      <text:p text:style-name="Text_20_body"><text:span text:style-name="Emphasis"><text:span text:style-name="T21">Judson is a serif font designed for African literacy. It contains as many glyphs and precomposed combinations that I know of for all African languages written in Latin-derived alphabets. It uses OpenType tables for correct placement of diacritical marks, including stacked marks. Care has been taken so that all characters are easily distinguished, even in the italic face. The medium roman face has support for the International Phonetic Alphabet (IPA).</text:span></text:span></text:p>
      <text:p text:style-name="Text_20_body"><text:span text:style-name="Emphasis"><text:span text:style-name="T21">Currently Judson is only available in medium roman, italic and bold roman faces; at this time there is no bold italic.</text:span></text:span></text:p>
      <text:p text:style-name="Text_20_body"><text:span text:style-name="Emphasis"><text:span text:style-name="T21">Use the subset=all Google Web Fonts API parameter to link to the full, original font.</text:span></text:span></text:p>
      <text:p text:style-name="Text_20_body"><text:span text:style-name="Emphasis"><text:span text:style-name="T21"/></text:span></text:p>
      <text:p text:style-name="Text_20_body"><text:span text:style-name="Emphasis"><text:span text:style-name="T1"/></text:span></text:p>
      <text:p text:style-name="P1"><text:span text:style-name="Emphasis"><text:span text:style-name="T22">Karla</text:span></text:span></text:p>
      <text:p text:style-name="Text_20_body"><text:span text:style-name="Emphasis"><text:span text:style-name="T22">Jonny Pinhorn</text:span></text:span></text:p>
      <text:p text:style-name="Text_20_body"><text:span text:style-name="Emphasis"><text:span text:style-name="T22">SIL Open Font License, 1.1</text:span></text:span></text:p>
      <text:p text:style-name="Text_20_body"><text:span text:style-name="Emphasis"><text:span text:style-name="T1"/></text:span></text:p>
      <text:p text:style-name="P1"><text:span text:style-name="Emphasis"><text:span text:style-name="T23">Lato</text:span></text:span></text:p>
      <text:p text:style-name="Text_20_body"><text:span text:style-name="Emphasis"><text:span text:style-name="T23">Łukasz Dziedzic</text:span></text:span></text:p>
      <text:p text:style-name="Text_20_body"><text:span text:style-name="Emphasis"><text:span text:style-name="T23">SIL Open Font License, 1.1</text:span></text:span></text:p>
      <text:p text:style-name="Text_20_body"><text:span text:style-name="Emphasis"><text:span text:style-name="T23">Lato is a sanserif typeface family designed in the Summer 2010 by Warsaw-based designer Łukasz Dziedzic (“Lato” means “Summer” in Polish). In December 2010 the Lato family was published under the open-source Open Font License by his foundry tyPoland, with support from Google.</text:span></text:span></text:p>
      <text:p text:style-name="Text_20_body"><text:span text:style-name="Emphasis"><text:span text:style-name="T23">In the last ten or so years, during which Łukasz has been designing type, most of his projects were rooted in a particular design task that he needed to solve. With Lato, it was no different. Originally, the family was conceived as a set of corporate fonts for a large client — who in the end decided to go in different stylistic direction, so the family became available for a public release.</text:span></text:span></text:p>
      <text:p text:style-name="Text_20_body"><text:span text:style-name="Emphasis"><text:span text:style-name="T23">When working on Lato, Łukasz tried to carefully balance some potentially conflicting priorities. He wanted to create a typeface that would seem quite “transparent” when used in body text but would display some original traits when used in larger sizes. He used classical proportions (particularly visible in the uppercase) to give the letterforms familiar harmony and elegance. At the same time, he created a sleek sanserif look, which makes evident the fact that Lato was designed in 2010 — even though it does not follow any current trend.</text:span></text:span></text:p>
      <text:p text:style-name="Text_20_body"><text:span text:style-name="Emphasis"><text:span text:style-name="T23">The semi-rounded details of the letters give Lato a feeling of warmth, while the strong structure provides stability and seriousness. “Male and female, serious but friendly. With the feeling of the Summer,” says Łukasz.</text:span></text:span></text:p>
      <text:p text:style-name="Text_20_body"><text:span text:style-name="Emphasis"><text:span text:style-name="T23">Lato consists of five weights (plus corresponding italics), including a beautiful hairline style.</text:span></text:span></text:p>
      <text:p text:style-name="Text_20_body"><text:span text:style-name="Emphasis"><text:span text:style-name="T23">Learn more at www.latofonts.com</text:span></text:span></text:p>
      <text:p text:style-name="Text_20_body"><text:span text:style-name="Emphasis"><text:span text:style-name="T1"/></text:span></text:p>
      <text:p text:style-name="P1"><text:span text:style-name="Emphasis"><text:span text:style-name="T24">Libertinage</text:span></text:span></text:p>
      <text:p text:style-name="Text_20_body"><text:span text:style-name="Emphasis"><text:span text:style-name="T24">OSP</text:span></text:span></text:p>
      <text:p text:style-name="Text_20_body"><text:span text:style-name="Emphasis"><text:span text:style-name="T24">SIL Open Font License, 1.1</text:span></text:span></text:p>
      <text:p text:style-name="Text_20_body"><text:span text:style-name="Emphasis"><text:span text:style-name="T24">The Libertinage font-set we developed for the FLOSS+Art book. It was built by copying and pasting parts of Linux Libertine glyphs or simply by all-turning glyphs. There are 27 variations, one for each letter of the Latin alphabet + the ‘Full’ version, containing all modifications. Every section of the book was assigned one font variation. The book reflects on the growing relationship between Free Software ideology, open content and digital art.</text:span></text:span></text:p>
      <text:p text:style-name="Text_20_body"><text:span text:style-name="Emphasis"><text:span text:style-name="T1"/></text:span></text:p>
      <text:p text:style-name="P1"><text:span text:style-name="Emphasis"><text:span text:style-name="T25">Limousine</text:span></text:span></text:p>
      <text:p text:style-name="Text_20_body"><text:span text:style-name="Emphasis"><text:span text:style-name="T25">OSP</text:span></text:span></text:p>
      <text:p text:style-name="Text_20_body"><text:span text:style-name="Emphasis"><text:span text:style-name="T25">SIL Open Font License, 1.1</text:span></text:span></text:p>
      <text:p text:style-name="Text_20_body"><text:span text:style-name="Emphasis"><text:span text:style-name="T25">This font was made for a poster to support nine people accused of “criminal association for the purposes of terrorist activity”. They were arrested the 11th of november 2008, in France. They and others are the victims of a witch-hunt where the word “terrorism” was applied to any idea or practice which challenges the status quo. An international movement is emerging in their support.</text:span></text:span></text:p>
      <text:p text:style-name="Text_20_body"><text:span text:style-name="Emphasis"><text:span text:style-name="T25">For the poster, we re-mixed an open font, the Free Sans (think of “Free Avec” as Pierre might say) from Free UCS Outline Fonts.</text:span></text:span></text:p>
      <text:p text:style-name="Text_20_body"><text:span text:style-name="Emphasis"><text:span text:style-name="T25">Even if the license is a bit unclear:</text:span></text:span></text:p>
      <text:p text:style-name="Text_20_body"><text:span text:style-name="Emphasis"><text:span text:style-name="T25">From FreeSans font:</text:span></text:span></text:p>
      <text:p text:style-name="Text_20_body"><text:span text:style-name="Emphasis"><text:span text:style-name="T25">Copyleft 2002, 2003, 2005, 2008 Free Software Foundation.</text:span></text:span></text:p>
      <text:p text:style-name="Text_20_body"><text:span text:style-name="Emphasis"><text:span text:style-name="T25">We did a version with A, R, a, and t glyph modified. The general aspect of the font completely changed. There’s only the regular weight yet, but other may follow. Other versions as well…</text:span></text:span></text:p>
      <text:p text:style-name="Text_20_body"><text:span text:style-name="Emphasis"><text:span text:style-name="T25">Those “terrorists” were arrested in the Goutaillou Farm, in Tarnac, Corrèze. Corrèze is part of the Limousin region. This is why we called it Limousine.</text:span></text:span></text:p>
      <text:p text:style-name="Text_20_body"><text:span text:style-name="Emphasis"><text:span text:style-name="T25">It is also referred to the Limousine car, or limo, which may come from this etymology:</text:span></text:span></text:p>
      <text:p text:style-name="Text_20_body"><text:span text:style-name="Emphasis"><text:span text:style-name="T25">Le nom limousine viendrait du Limousin, la région de Limoges, dont les habitants portaient une vaste pélerine pour se protéger de la pluie, ou en référence à Charles Jeantaud, né à Limoges (1843-1906), l’inventeur de ce type de carrosserie appliquée aux premières voitures confortables. L’origine la plus probable est celle du véhicule hippomobile appelé limousine.</text:span></text:span></text:p>
      <text:p text:style-name="Text_20_body"><text:span text:style-name="Emphasis"><text:span text:style-name="T1"/></text:span></text:p>
      <text:p text:style-name="P1"><text:span text:style-name="Emphasis"><text:span text:style-name="T26">Logisoso</text:span></text:span></text:p>
      <text:p text:style-name="Text_20_body"><text:span text:style-name="Emphasis"><text:span text:style-name="T26">Matthieu Gabiot, OSP</text:span></text:span></text:p>
      <text:p text:style-name="Text_20_body"><text:span text:style-name="Emphasis"><text:span text:style-name="T26">SIL Open Font License, 1.1</text:span></text:span></text:p>
      <text:p text:style-name="Text_20_body"><text:span text:style-name="Emphasis"><text:span text:style-name="T26">Logisoso is a reinterpretation of the Delhaize logo lettering. Drawn during a signage work for the Zellik logistic center. It was used to identify different buildings. The font was later completed with Inkscape and generated with FontForge. For more detailed information: http://www.mathieu-g.be Capital letters are currently rounded, not the lowecases letters. Logisoso currently provides the following Unicode coverage: see font info in FontForge for details</text:span></text:span></text:p>
      <text:p text:style-name="Text_20_body"><text:span text:style-name="Emphasis"><text:span text:style-name="T1"/></text:span></text:p>
      <text:p text:style-name="P1"><text:span text:style-name="Emphasis"><text:span text:style-name="T27">Lora</text:span></text:span></text:p>
      <text:p text:style-name="Text_20_body"><text:span text:style-name="Emphasis"><text:span text:style-name="T27">Cyreal</text:span></text:span></text:p>
      <text:p text:style-name="Text_20_body"><text:span text:style-name="Emphasis"><text:span text:style-name="T27">SIL Open Font License, 1.1</text:span></text:span></text:p>
      <text:p text:style-name="Text_20_body"><text:span text:style-name="Emphasis"><text:span text:style-name="T27">Lora is a well-balanced contemporary serif with roots in calligraphy. It is a text typeface with moderate contrast well suited for body text.</text:span></text:span></text:p>
      <text:p text:style-name="Text_20_body"><text:span text:style-name="Emphasis"><text:span text:style-name="T27">A paragraph set in Lora will make a memorable appearance because of its brushed curves in contrast with driving serifs. The overall typographic voice of Lora perfectly conveys the mood of a modern-day story, or an art essay.</text:span></text:span></text:p>
      <text:p text:style-name="Text_20_body"><text:span text:style-name="Emphasis"><text:span text:style-name="T27">Technically Lora is optimised for screen appearance, and works equally well in print.</text:span></text:span></text:p>
      <text:p text:style-name="Text_20_body"><text:span text:style-name="Emphasis"><text:span text:style-name="T27"/></text:span></text:p>
      <text:p text:style-name="P1"><text:span text:style-name="Emphasis"><text:span text:style-name="T28">Merriweather</text:span></text:span></text:p>
      <text:p text:style-name="Text_20_body"><text:span text:style-name="Emphasis"><text:span text:style-name="T28">Eben Sorkin</text:span></text:span></text:p>
      <text:p text:style-name="Text_20_body"><text:span text:style-name="Emphasis"><text:span text:style-name="T28">SIL Open Font License, 1.1</text:span></text:span></text:p>
      <text:p text:style-name="Text_20_body"><text:span text:style-name="Emphasis"><text:span text:style-name="T28">Merriweather was designed to be a text face that is pleasant to read on screens.</text:span></text:span></text:p>
      <text:p text:style-name="Text_20_body"><text:span text:style-name="Emphasis"><text:span text:style-name="T28">Merriweather is an evolving project and will be updated. As of now there are 4 styles: Regular, Light, Bold, and Black. There are now Italic styles in each of these weights, too.</text:span></text:span></text:p>
      <text:p text:style-name="Text_20_body"><text:span text:style-name="Emphasis"><text:span text:style-name="T28">There is also Merriweather Sans, a sans-serif version which closely harmonizes with the weights and styles of this serif family.</text:span></text:span></text:p>
      <text:p text:style-name="Text_20_body"><text:span text:style-name="Emphasis"><text:span text:style-name="T28">Designed by Eben Sorkin, Merriweather features a very large x height, slightly condensed letterforms, a mild diagonal stress, sturdy serifs and open forms.</text:span></text:span></text:p>
      <text:p text:style-name="Text_20_body"><text:span text:style-name="Emphasis"><text:span text:style-name="T1"/></text:span></text:p>
      <text:p text:style-name="Text_20_body"><text:span text:style-name="Emphasis"><text:span text:style-name="T30"/></text:span></text:p>
      <text:p text:style-name="P1"><text:span text:style-name="Emphasis"><text:span text:style-name="T30">Montserrat</text:span></text:span></text:p>
      <text:p text:style-name="Text_20_body"><text:span text:style-name="Emphasis"><text:span text:style-name="T30">Julieta Ulanovsky</text:span></text:span></text:p>
      <text:p text:style-name="Text_20_body"><text:span text:style-name="Emphasis"><text:span text:style-name="T30">SIL Open Font License, 1.1</text:span></text:span></text:p>
      <text:p text:style-name="Text_20_body"><text:span text:style-name="Emphasis"><text:span text:style-name="T30">The old posters and signs in the traditional neighborhood of Buenos Aires called Montserrat inspired me to design a typeface that rescues the beauty of urban typography from the first half of the twentieth century. The goal is to rescue what is in Montserrat and set it free, under a free, libre and open source license, the SIL Open Font License.</text:span></text:span></text:p>
      <text:p text:style-name="Text_20_body"><text:span text:style-name="Emphasis"><text:span text:style-name="T30">As urban development changes this place, it will never return to its original form and loses forever the designs that are so special and unique. To draw the letters, I rely on examples of lettering in the urban space. Each selected example produces its own variants in length, width and height proportions, each adding to the Montserrat family. The old typographies and canopies are irretrievable when they are replaced.</text:span></text:span></text:p>
      <text:p text:style-name="Text_20_body"><text:span text:style-name="Emphasis"><text:span text:style-name="T30">There are other revivals, but those do not stay close to the originals. The letters that inspired this project have work, dedication, care, color, contrast, light and life, day and night! These are the types that make the city look so beautiful.</text:span></text:span></text:p>
      <text:p text:style-name="Text_20_body"><text:span text:style-name="Emphasis"><text:span text:style-name="T30"/></text:span></text:p>
      <text:p text:style-name="P1"><text:span text:style-name="Emphasis"><text:span text:style-name="T30"/></text:span></text:p>
      <text:p text:style-name="Text_20_body"><text:span text:style-name="Emphasis"><text:span text:style-name="T29">NotCourierSans</text:span></text:span></text:p>
      <text:p text:style-name="Text_20_body"><text:span text:style-name="Emphasis"><text:span text:style-name="T29">OSP</text:span></text:span></text:p>
      <text:p text:style-name="Text_20_body"><text:span text:style-name="Emphasis"><text:span text:style-name="T29">SIL Open Font License, 1.1</text:span></text:span></text:p>
      <text:p text:style-name="Text_20_body"><text:span text:style-name="Emphasis"><text:span text:style-name="T29">NotCourierSans is a re-interpretation of Nimbus Mono whose design began in Wroclaw at the occasion of the Libre Graphics Meeting 2008. For more detailed information explore the files included in the font package (FONTLOG.txt) or go through the Font Info section (FONTLOG and Comment) in the font (open the font file in FontForge and go to Font Info in the Element menu). The 1.1 version has been </text:span></text:span><text:span text:style-name="Emphasis"><text:span text:style-name="T29">expanded by a work on cyrillic glyphs by Paulo Silva aka nitrofurano. NotCourierSans 1.1 contains 2 ornamental glyphs encoded in the private use characters: - in U+E000, the OSP frog mascot - in U+E001, the 75 ligature added during an OSP workshop in Le 75, École Supérieure des Arts de l’Image, on Wednesday 17 December. These sugars are accessible through the Ornament Open Type features. You can test it in Fontmatrix.</text:span></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1">Noto Sans</text:span></text:span></text:p>
      <text:p text:style-name="Text_20_body"><text:span text:style-name="Emphasis"><text:span text:style-name="T31">Google</text:span></text:span></text:p>
      <text:p text:style-name="Text_20_body"><text:span text:style-name="Emphasis"><text:span text:style-name="T31">Apache License, version 2.0</text:span></text:span></text:p>
      <text:p text:style-name="Text_20_body"><text:span text:style-name="Emphasis"><text:span text:style-name="T31">When text is rendered by a computer, sometimes there will be characters in the text that can not be displayed, because no font that supports them is available to the computer. When this occurs, small boxes are shown to represent the characters. We call those small boxes “tofu,” and we want to remove tofu from the Web. This is how the Noto font families got their name.</text:span></text:span></text:p>
      <text:p text:style-name="Text_20_body"><text:span text:style-name="Emphasis"><text:span text:style-name="T31">Noto helps to make the web more beautiful across platforms for all languages. Currently, Noto covers over 30 scripts, and will cover all of Unicode in the future. This is the Sans Latin, Greek and Cyrillic family. It has Regular, Bold, Italic and Bold Italic styles and is hinted. It is derived from Droid, and like Droid it has a serif sister family,Noto Serif.</text:span></text:span></text:p>
      <text:p text:style-name="Text_20_body"><text:span text:style-name="Emphasis"><text:span text:style-name="T1"/></text:span></text:p>
      <text:p text:style-name="Text_20_body"><text:span text:style-name="Emphasis"><text:span text:style-name="T32"/></text:span></text:p>
      <text:p text:style-name="P1"><text:span text:style-name="Emphasis"><text:span text:style-name="T30"/></text:span></text:p>
      <text:p text:style-name="Text_20_body"><text:span text:style-name="Emphasis"><text:span text:style-name="T32">Orienta</text:span></text:span></text:p>
      <text:p text:style-name="Text_20_body"><text:span text:style-name="Emphasis"><text:span text:style-name="T32">Eduardo Tunni</text:span></text:span></text:p>
      <text:p text:style-name="Text_20_body"><text:span text:style-name="Emphasis"><text:span text:style-name="T32"/></text:span></text:p>
      <text:p text:style-name="Text_20_body"><text:span text:style-name="Emphasis"><text:span text:style-name="T32">Orienta is a spacious sans serif, with excellent visual performance at very small text sizes. The balance between forms and counterforms creates strong legibility. If used in titles, you can see the details are all carefully designed, especially in the strokes of each letter.</text:span></text:span></text:p>
      <text:p text:style-name="Text_20_body"><text:span text:style-name="Emphasis"><text:span text:style-name="T32"/></text:span></text:p>
      <text:p text:style-name="Text_20_body"><text:span text:style-name="Emphasis"><text:span text:style-name="T32"/></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5">Le Patin Helvète</text:span></text:span></text:p>
      <text:p text:style-name="Text_20_body"><text:span text:style-name="Emphasis"><text:span text:style-name="T35">OSP</text:span></text:span></text:p>
      <text:p text:style-name="Text_20_body"><text:span text:style-name="Emphasis"><text:span text:style-name="T35">SIL Open Font License, 1.1</text:span></text:span></text:p>
      <text:p text:style-name="Text_20_body"><text:span text:style-name="Emphasis"><text:span text:style-name="T35">Patin Helvete is a attempt to turn the slick propergol purity of the modernist lines back to the coal dirt of the iron horse by going backward in time and space through little pieces of rail.</text:span></text:span></text:p>
      <text:p text:style-name="Text_20_body"><text:span text:style-name="Emphasis"><text:span text:style-name="T35">Le Patin helvète is a re-interpretation of Nimbus Sans, to which we added clogs.</text:span></text:span></text:p>
      <text:p text:style-name="Text_20_body"><text:span text:style-name="Emphasis"><text:span text:style-name="T35"/></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4">Oswald</text:span></text:span></text:p>
      <text:p text:style-name="Text_20_body"><text:span text:style-name="Emphasis"><text:span text:style-name="T34">Vernon Adams</text:span></text:span></text:p>
      <text:p text:style-name="Text_20_body"><text:span text:style-name="Emphasis"><text:span text:style-name="T34">SIL Open Font License, 1.1</text:span></text:span></text:p>
      <text:p text:style-name="Text_20_body"><text:span text:style-name="Emphasis"><text:span text:style-name="T34">Oswald is a reworking of the classic style historically represented by the 'Alternate Gothic' sans serif typefaces. The characters of Oswald have been re-drawn and reformed to better fit the pixel grid of standard digital screens. Oswald is designed to be used freely across the internet by web browsers on desktop computers, laptops and mobile devices.</text:span></text:span></text:p>
      <text:p text:style-name="Text_20_body"><text:span text:style-name="Emphasis"><text:span text:style-name="T34"/></text:span></text:p>
      <text:p text:style-name="Text_20_body"><text:span text:style-name="Emphasis"><text:span text:style-name="T33"/></text:span></text:p>
      <text:p text:style-name="P1"><text:span text:style-name="Emphasis"><text:span text:style-name="T30"/></text:span></text:p>
      <text:p text:style-name="Text_20_body"><text:span text:style-name="Emphasis"><text:span text:style-name="T33">Petrona</text:span></text:span></text:p>
      <text:p text:style-name="Text_20_body"><text:span text:style-name="Emphasis"><text:span text:style-name="T33">Ringo Romei</text:span></text:span></text:p>
      <text:p text:style-name="Text_20_body"><text:span text:style-name="Emphasis"><text:span text:style-name="T33">SIL Open Font License, 1.1</text:span></text:span></text:p>
      <text:p text:style-name="Text_20_body"><text:span text:style-name="Emphasis"><text:span text:style-name="T33">How many characteristics is it possible to add to a font, without changing its text type genre? Petrona is inspired by every home's cook, who playfully maneuvers ingredients and decors with a personal touch, without derailing from the original recipe.</text:span></text:span></text:p>
      <text:p text:style-name="Text_20_body"><text:span text:style-name="Emphasis"><text:span text:style-name="T33">This font has been created like in the kitchen, with sharp elements that forge its structure and with gestural strokes for finishing features.</text:span></text:span></text:p>
      <text:p text:style-name="Text_20_body"><text:span text:style-name="Emphasis"><text:span text:style-name="T33">Isolated, its glyphs are just ingredients. Caps with heavy asymmetric serifs, and arms of inverted angles, offer a certain flavor. Lower cases with great "x" height, pronounced ascenders and soft curves of low contrast, offer a different flavor. When combined in a word, they reveal a contemporary bite. They get lost when mingled in a paragraph, to integrate again into a new menu which is proposed by the text.</text:span></text:span></text:p>
      <text:p text:style-name="Text_20_body"><text:span text:style-name="Emphasis"><text:span text:style-name="T33">Petronas' expression evokes a personal culinary style; its numbers of uniform height include fractions to describe ingredients. This is why connoisseurs recommend it for culinary texts. But taste and creativity are personal, for which every one will apply it according to their own preference.</text:span></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6">Pfenning</text:span></text:span></text:p>
      <text:p text:style-name="Text_20_body"><text:span text:style-name="Emphasis"><text:span text:style-name="T36">?</text:span></text:span></text:p>
      <text:p text:style-name="Text_20_body"><text:span text:style-name="Emphasis"><text:span text:style-name="T36">SIL Open Font License, 1.1</text:span></text:span></text:p>
      <text:p text:style-name="Text_20_body"><text:span text:style-name="Emphasis"><text:span text:style-name="T36">Pfennig is a humanist sans-serif font with support for Latin, Cyrillic, Greek and Hebrew character sets. It contains sufficient characters for Latin-0 through Latin-10, as well as glyphs for all modern Cyrillic orthographies, the full Vietnamese range, modern Greek, modern Hebrew, and the Pan-African Alphabet. It supports the standard Roman ligatures and uses OpenType tables for diacritic placement. The italic faces are true italics, not just oblique.</text:span></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7">Poly</text:span></text:span></text:p>
      <text:p text:style-name="Text_20_body"><text:span text:style-name="Emphasis"><text:span text:style-name="T37">Nicolás Silva</text:span></text:span></text:p>
      <text:p text:style-name="Text_20_body"><text:span text:style-name="Emphasis"><text:span text:style-name="T37">SIL Open Font License, 1.1</text:span></text:span></text:p>
      <text:p text:style-name="Text_20_body"><text:span text:style-name="Emphasis"><text:span text:style-name="T37">Poly is a medium contrast serif font. With short ascenders and a very high x-height, Poly is efficient in small sizes. Thanks to its careful balance between the x-height and glyph widths, it allows more economy and legibility than standard web serifs, even in small sizes. This font was originally designed to compose texts in agglutinative languages; these contain very long words. The goal was to develop a typeface that would tolerate cramped tracking and that would increase the number of letters on a single line.</text:span></text:span></text:p>
      <text:p text:style-name="Text_20_body"><text:span text:style-name="Emphasis"><text:span text:style-name="T37"/></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8">PT Serif</text:span></text:span></text:p>
      <text:p text:style-name="Text_20_body"><text:span text:style-name="Emphasis"><text:span text:style-name="T38">ParaType</text:span></text:span></text:p>
      <text:p text:style-name="Text_20_body"><text:span text:style-name="Emphasis"><text:span text:style-name="T38">SIL Open Font License, 1.1</text:span></text:span></text:p>
      <text:p text:style-name="Text_20_body"><text:span text:style-name="Emphasis"><text:span text:style-name="T38">PT Serif™ is the second pan-Cyrillic font family developed for the project “Public Types of the Russian Federation.” The first family of the project, PT Sans, was released in 2009.</text:span></text:span></text:p>
      <text:p text:style-name="Text_20_body"><text:span text:style-name="Emphasis"><text:span text:style-name="T38">The fonts are released with a libre license and can be freely redistributed: The main aim of the project is to give possibility to the people of Russia to read and write in their native languages.</text:span></text:span></text:p>
      <text:p text:style-name="Text_20_body"><text:span text:style-name="Emphasis"><text:span text:style-name="T38">The project is dedicated to the 300 year anniversary of the civil type invented by Peter the Great in 1708–1710. It was given financial support from the Russian Federal Agency for Press and Mass Communications.</text:span></text:span></text:p>
      <text:p text:style-name="Text_20_body"><text:span text:style-name="Emphasis"><text:span text:style-name="T38">The fonts include standard Western, Central European and Cyrillic code pages, plus the characters of every title language in the Russian Federation. This makes them a unique and very important tool for modern digital communications.</text:span></text:span></text:p>
      <text:p text:style-name="Text_20_body"><text:span text:style-name="Emphasis"><text:span text:style-name="T38">PT Serif is a transitional serif typeface with humanistic terminals. It is designed for use together with PT Sans, and is harmonized across metrics, proportions, weights and design.</text:span></text:span></text:p>
      <text:p text:style-name="Text_20_body"><text:span text:style-name="Emphasis"><text:span text:style-name="T38">The family consists of six styles: regular and bold weights with corresponding italics form a standard font family for basic text setting; two caption styles in regular and italic are for use in small point sizes.</text:span></text:span></text:p>
      <text:p text:style-name="Text_20_body"><text:span text:style-name="Emphasis"><text:span text:style-name="T38">Designed by Alexandra Korolkova, Olga Umpeleva and Vladimir Yefimov and released by ParaType in 2010.</text:span></text:span></text:p>
      <text:p text:style-name="Text_20_body"><text:span text:style-name="Emphasis"><text:span text:style-name="T38"/></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39">Quando</text:span></text:span></text:p>
      <text:p text:style-name="Text_20_body"><text:span text:style-name="Emphasis"><text:span text:style-name="T39">Joana Correia da Silva</text:span></text:span></text:p>
      <text:p text:style-name="Text_20_body"><text:span text:style-name="Emphasis"><text:span text:style-name="T39">SIL Open Font License, 1.1</text:span></text:span></text:p>
      <text:p text:style-name="Text_20_body"><text:span text:style-name="Emphasis"><text:span text:style-name="T39">Quando is a serifed text typeface inspired by brushy handwritten letters seen on an italian poster from the second world war. Quando is a flexible text typeface made for the web whose personality consistently shows in both small and large sizes. Quando's low contrast design helps it work better on screens and smaller sizes. Especially distinctive letterforms include letters like the a, g, x and Q. Quando's friendly feeling along with its clarity and familiarity makes it suitable for a broad range of uses.</text:span></text:span></text:p>
      <text:p text:style-name="Text_20_body"><text:span text:style-name="Emphasis"><text:span text:style-name="T39"/></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40">Quattrocento</text:span></text:span></text:p>
      <text:p text:style-name="Text_20_body"><text:span text:style-name="Emphasis"><text:span text:style-name="T40">Pablo Impallari</text:span></text:span></text:p>
      <text:p text:style-name="Text_20_body"><text:span text:style-name="Emphasis"><text:span text:style-name="T40">SIL Open Font License, 1.1</text:span></text:span></text:p>
      <text:p text:style-name="Text_20_body"><text:span text:style-name="Emphasis"><text:span text:style-name="T40">The Quattrocento Roman typeface is a Classic, Elegant, Sober and Strong typeface.</text:span></text:span></text:p>
      <text:p text:style-name="Text_20_body"><text:span text:style-name="Emphasis"><text:span text:style-name="T40">Their wide and open letterforms, and the great x-height, make it very legible for body text at small sizes. And their tiny details that only shows up at bigger sizes make it also great for display use.</text:span></text:span></text:p>
      <text:p text:style-name="Text_20_body"><text:span text:style-name="Emphasis"><text:span text:style-name="T40">Some of their distinctive characteristics are:</text:span></text:span></text:p>
      <text:p text:style-name="Text_20_body"><text:span text:style-name="Emphasis"><text:span text:style-name="T40">Low Contrast. The thins are just a tad thiner than the thicks, almost monotone.</text:span></text:span></text:p>
      <text:p text:style-name="Text_20_body"><text:span text:style-name="Emphasis"><text:span text:style-name="T40">Cupped, tapered stems that flows naturally into the serifs.</text:span></text:span></text:p>
      <text:p text:style-name="Text_20_body"><text:span text:style-name="Emphasis"><text:span text:style-name="T40">Distinctive K, R and &amp; tail.</text:span></text:span></text:p>
      <text:p text:style-name="Text_20_body"><text:span text:style-name="Emphasis"><text:span text:style-name="T40">Cupped B, D, E, F, P, Q, R and T.</text:span></text:span></text:p>
      <text:p text:style-name="Text_20_body"><text:span text:style-name="Emphasis"><text:span text:style-name="T40">The Q is a humble expression of admiration and gratitude for Doyald Young.</text:span></text:span></text:p>
      <text:p text:style-name="Text_20_body"><text:span text:style-name="Emphasis"><text:span text:style-name="T40">Alternate M, Two W alternates .</text:span></text:span></text:p>
      <text:p text:style-name="Text_20_body"><text:span text:style-name="Emphasis"><text:span text:style-name="T40">Narrow L, T for better fit.</text:span></text:span></text:p>
      <text:p text:style-name="Text_20_body"><text:span text:style-name="Emphasis"><text:span text:style-name="T40">Almost flat top serif on the lowercases.</text:span></text:span></text:p>
      <text:p text:style-name="Text_20_body"><text:span text:style-name="Emphasis"><text:span text:style-name="T40">Shoulders of the m and n rise above the serif.</text:span></text:span></text:p>
      <text:p text:style-name="Text_20_body"><text:span text:style-name="Emphasis"><text:span text:style-name="T40">Serif-less bottom j and y.</text:span></text:span></text:p>
      <text:p text:style-name="Text_20_body"><text:span text:style-name="Emphasis"><text:span text:style-name="T40"/></text:span></text:p>
      <text:p text:style-name="P1"><text:span text:style-name="Emphasis"><text:span text:style-name="T30"/></text:span></text:p>
      <text:p text:style-name="Text_20_body"><text:span text:style-name="Emphasis"><text:span text:style-name="T41">Quicksand</text:span></text:span></text:p>
      <text:p text:style-name="Text_20_body"><text:span text:style-name="Emphasis"><text:span text:style-name="T41">Andrew Paglinawan</text:span></text:span></text:p>
      <text:p text:style-name="Text_20_body"><text:span text:style-name="Emphasis"><text:span text:style-name="T41">SIL Open Font License, 1.1</text:span></text:span></text:p>
      <text:p text:style-name="Text_20_body"><text:span text:style-name="Emphasis"><text:span text:style-name="T41"/></text:span></text:p>
      <text:p text:style-name="P1"><text:span text:style-name="Emphasis"><text:span text:style-name="T30"/></text:span></text:p>
      <text:p text:style-name="Text_20_body"><text:span text:style-name="Emphasis"><text:span text:style-name="T42">Raleway</text:span></text:span></text:p>
      <text:p text:style-name="Text_20_body"><text:span text:style-name="Emphasis"><text:span text:style-name="T42">Multiple Designers</text:span></text:span></text:p>
      <text:p text:style-name="Text_20_body"><text:span text:style-name="Emphasis"><text:span text:style-name="T42">SIL Open Font License, 1.1</text:span></text:span></text:p>
      <text:p text:style-name="Text_20_body"><text:span text:style-name="Emphasis"><text:span text:style-name="T42">Raleway is an elegant sans-serif typeface family. Initially designed by Matt McInerney as a single thin weight, it was expanded into a 9 weight family by Pablo Impallari and Rodrigo Fuenzalida in 2012 and iKerned by Igino Marini.</text:span></text:span></text:p>
      <text:p text:style-name="Text_20_body"><text:span text:style-name="Emphasis"><text:span text:style-name="T42">It is a display face and the download features both old style and lining numerals, standard and discretionary ligatures, a pretty complete set of diacritics, as well as a stylistic alternate inspired by more geometric sans-serif typefaces than its neo-grotesque inspired default character set.</text:span></text:span></text:p>
      <text:p text:style-name="Text_20_body"><text:span text:style-name="Emphasis"><text:span text:style-name="T43"/></text:span></text:p>
      <text:p text:style-name="P1"><text:span text:style-name="Emphasis"><text:span text:style-name="T30"/></text:span></text:p>
      <text:p text:style-name="Text_20_body"><text:span text:style-name="Emphasis"><text:span text:style-name="T43">Reglo</text:span></text:span></text:p>
      <text:p text:style-name="Text_20_body"><text:span text:style-name="Emphasis"><text:span text:style-name="T43">OSP</text:span></text:span></text:p>
      <text:p text:style-name="Text_20_body"><text:span text:style-name="Emphasis"><text:span text:style-name="T43">SIL Open Font License, 1.1</text:span></text:span></text:p>
      <text:p text:style-name="Text_20_body"><text:span text:style-name="Emphasis"><text:span text:style-name="T43">Reglo is a font so tough that you can seriously mistreat it</text:span></text:span></text:p>
      <text:p text:style-name="Text_20_body"><text:span text:style-name="Emphasis"><text:span text:style-name="T44"/></text:span></text:p>
      <text:p text:style-name="P1"><text:span text:style-name="Emphasis"><text:span text:style-name="T30"/></text:span></text:p>
      <text:p text:style-name="Text_20_body"><text:span text:style-name="Emphasis"><text:span text:style-name="T44">Roboto</text:span></text:span></text:p>
      <text:p text:style-name="Text_20_body"><text:span text:style-name="Emphasis"><text:span text:style-name="T44">Christian Robertson</text:span></text:span></text:p>
      <text:p text:style-name="Text_20_body"><text:span text:style-name="Emphasis"><text:span text:style-name="T44">Apache License, version 2.0</text:span></text:span></text:p>
      <text:p text:style-name="Text_20_body"><text:span text:style-name="Emphasis"><text:span text:style-name="T44">Roboto has a dual nature. It has a mechanical skeleton and the forms are largely geometric. At the same time, the font features friendly and open curves. While some grotesks distort their letterforms to force a rigid rhythm, Roboto doesn’t compromise, allowing letters to be settle in to their natural width. This makes for a more natural reading rhythm more commonly found in humanist and serif types.</text:span></text:span></text:p>
      <text:p text:style-name="Text_20_body"><text:span text:style-name="Emphasis"><text:span text:style-name="T44"/></text:span></text:p>
      <text:p text:style-name="Text_20_body"><text:span text:style-name="Emphasis"><text:span text:style-name="T44"/></text:span></text:p>
      <text:p text:style-name="P1"><text:span text:style-name="Emphasis"><text:span text:style-name="T30"/></text:span></text:p>
      <text:p text:style-name="Text_20_body"><text:span text:style-name="Emphasis"><text:span text:style-name="T45">Rosario</text:span></text:span></text:p>
      <text:p text:style-name="Text_20_body"><text:span text:style-name="Emphasis"><text:span text:style-name="T45">Omnibus-Type</text:span></text:span></text:p>
      <text:p text:style-name="Text_20_body"><text:span text:style-name="Emphasis"><text:span text:style-name="T45">SIL Open Font License, 1.1</text:span></text:span></text:p>
      <text:p text:style-name="Text_20_body"><text:span text:style-name="Emphasis"><text:span text:style-name="T45">Omnibus Type proudly presents Rosario, a new typeface of classic proportions, subtle contrast and weak endings. Carefully produced, elegant, ideal for magazines and academic journals. Rosario is the name of the city of the designer, Héctor Gatti. Rosario was initially developed for private use in 2003.</text:span></text:span></text:p>
      <text:p text:style-name="Text_20_body"><text:span text:style-name="Emphasis"><text:span text:style-name="T45"/></text:span></text:p>
      <text:p text:style-name="P1"><text:span text:style-name="Emphasis"><text:span text:style-name="T30"/></text:span></text:p>
      <text:p text:style-name="Text_20_body"><text:span text:style-name="Emphasis"><text:span text:style-name="T46">Source Code Pro</text:span></text:span></text:p>
      <text:p text:style-name="Text_20_body"><text:span text:style-name="Emphasis"><text:span text:style-name="T46">Paul D. Hunt</text:span></text:span></text:p>
      <text:p text:style-name="Text_20_body"><text:span text:style-name="Emphasis"><text:span text:style-name="T46">SIL Open Font License, 1.1</text:span></text:span></text:p>
      <text:p text:style-name="Text_20_body"><text:span text:style-name="Emphasis"><text:span text:style-name="T46">Source Code was designed by Paul D. Hunt as a companion to Source Sans. This complementary family was adapted from the Source design due to a request to create a monospaced version for coding applications. Source Code preserves the design features and vertical proportions of Source Sans, but alters the glyph widths so that they are uniform across all glyphs and weights.</text:span></text:span></text:p>
      <text:p text:style-name="Text_20_body"><text:span text:style-name="Emphasis"><text:span text:style-name="T46">Although this family was designed specifically for coding environments, for which a regular weight will typically suffice, Source Code has been made available in the same weight range as the corresponding Source Sans design. Source Code Pro currently supports a wide range of languages using the Latin script, and includes all the characters in the Adobe Latin 4 glyph set.</text:span></text:span></text:p>
      <text:p text:style-name="Text_20_body"><text:span text:style-name="Emphasis"><text:span text:style-name="T46"/></text:span></text:p>
      <text:p text:style-name="P1"><text:span text:style-name="Emphasis"><text:span text:style-name="T30"/></text:span></text:p>
      <text:p text:style-name="Text_20_body"><text:span text:style-name="Emphasis"><text:span text:style-name="T47">Source Sans Pro</text:span></text:span></text:p>
      <text:p text:style-name="Text_20_body"><text:span text:style-name="Emphasis"><text:span text:style-name="T47">Paul D. Hunt</text:span></text:span></text:p>
      <text:p text:style-name="Text_20_body"><text:span text:style-name="Emphasis"><text:span text:style-name="T47">SIL Open Font License, 1.1</text:span></text:span></text:p>
      <text:p text:style-name="Text_20_body"><text:span text:style-name="Emphasis"><text:span text:style-name="T47">Source® Sans Pro, Adobe's first open source typeface family, was designed by Paul D. Hunt. It is a sans serif typeface intended to work well in user interfaces.</text:span></text:span></text:p>
      <text:p text:style-name="Text_20_body"><text:span text:style-name="Emphasis"><text:span text:style-name="T47"/></text:span></text:p>
      <text:p text:style-name="P1"><text:span text:style-name="Emphasis"><text:span text:style-name="T30"/></text:span></text:p>
      <text:p text:style-name="Text_20_body"><text:span text:style-name="Emphasis"><text:span text:style-name="T48">Tinos</text:span></text:span></text:p>
      <text:p text:style-name="Text_20_body"><text:span text:style-name="Emphasis"><text:span text:style-name="T48">Steve Matteson</text:span></text:span></text:p>
      <text:p text:style-name="Text_20_body"><text:span text:style-name="Emphasis"><text:span text:style-name="T48">SIL Open Font License, 1.1</text:span></text:span></text:p>
      <text:p text:style-name="Text_20_body"><text:span text:style-name="Emphasis"><text:span text:style-name="T48">Tinos was designed by Steve Matteson as an innovative, refreshing serif design that is metrically compatible with Times New Roman™. Tinos offers improved on-screen readability characteristics and the pan-European WGL character set and solves the needs of developers looking for width-compatible fonts to address document portability across platforms.</text:span></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49">Transport</text:span></text:span></text:p>
      <text:p text:style-name="Text_20_body"><text:span text:style-name="Emphasis"><text:span text:style-name="T49">Jock Kinneir</text:span></text:span></text:p>
      <text:p text:style-name="Text_20_body"><text:span text:style-name="Emphasis"><text:span text:style-name="T49">Margaret Calvert</text:span></text:span></text:p>
      <text:p text:style-name="Text_20_body"><text:span text:style-name="Emphasis"><text:span text:style-name="T49">URW++</text:span></text:span></text:p>
      <text:p text:style-name="Text_20_body"><text:span text:style-name="Emphasis"><text:span text:style-name="T49">Transport is a sans serif typeface first designed for road signs in the United Kingdom. It was created between 1957 and 1963 by Jock Kinneir and Margaret Calvert[1] as part of their work as designers for the Department of Transport's Anderson and Worboyscommittees.</text:span></text:span></text:p>
      <text:p text:style-name="Text_20_body"><text:span text:style-name="Emphasis"><text:span text:style-name="T49"/></text:span></text:p>
      <text:p text:style-name="Text_20_body"><text:span text:style-name="Emphasis"><text:span text:style-name="T49">Only a limited number of symbols are available in Transport, mainly those commonly used in road signs, such as apostrophes, thepound sign and certain vulgar fractions such as ½ and ⅓.[3] Various diacritics are also available, for use in languages other than English, such as Welsh and Irish.</text:span></text:span></text:p>
      <text:p text:style-name="Text_20_body"><text:span text:style-name="Emphasis"><text:span text:style-name="T49"/></text:span></text:p>
      <text:p text:style-name="Text_20_body"><text:span text:style-name="Emphasis"><text:span text:style-name="T1"/></text:span></text:p>
      <text:p text:style-name="P1"><text:span text:style-name="Emphasis"><text:span text:style-name="T30"/></text:span></text:p>
      <text:p text:style-name="Text_20_body"><text:span text:style-name="Emphasis"><text:span text:style-name="T50">Ubuntu</text:span></text:span></text:p>
      <text:p text:style-name="Text_20_body"><text:span text:style-name="Emphasis"><text:span text:style-name="T50">Dalton Maag</text:span></text:span></text:p>
      <text:p text:style-name="Text_20_body"><text:span text:style-name="Emphasis"><text:span text:style-name="T50">Ubuntu Font License, 1.0</text:span></text:span></text:p>
      <text:p text:style-name="Text_20_body"><text:span text:style-name="Emphasis"><text:span text:style-name="T50">The Ubuntu Font Family are a set of matching new libre/open fonts in development during 2010-2011. The development is being funded by Canonical Ltd on behalf the wider Free Software community and the Ubuntu project. The technical font design work and implementation is being undertaken by Dalton Maag.</text:span></text:span></text:p>
      <text:p text:style-name="Text_20_body"><text:span text:style-name="Emphasis"><text:span text:style-name="T50">Both the final font Truetype/OpenType files and the design files used to produce the font family are distributed under an open licence and you are expressly encouraged to experiment, modify, share and improve.</text:span></text:span></text:p>
      <text:p text:style-name="Text_20_body"><text:span text:style-name="Emphasis"><text:span text:style-name="T50">The new Ubuntu Font Family was started to enable the personality of Ubuntu to be seen and felt in every menu, button and dialog. The typeface is sans-serif, uses OpenType features and is manually hinted for clarity on desktop and mobile computing screens.</text:span></text:span></text:p>
      <text:p text:style-name="Text_20_body"><text:span text:style-name="Emphasis"><text:span text:style-name="T50">The scope of the Ubuntu Font Family includes all the languages used by the various Ubuntu users around the world in tune with Ubuntu's philosophy which states that every user should be able to use their software in the language of their choice. So the Ubuntu Font Family project will be extended to cover many more written languages.</text:span></text:span></text:p>
      <text:p text:style-name="Text_20_body"><text:span text:style-name="Emphasis"><text:span text:style-name="T50"/></text:span></text:p>
      <text:p text:style-name="P1"><text:span text:style-name="Emphasis"><text:span text:style-name="T30"/></text:span></text:p>
      <text:p text:style-name="Text_20_body"><text:span text:style-name="Emphasis"><text:span text:style-name="T51">Volkhov</text:span></text:span></text:p>
      <text:p text:style-name="Text_20_body"><text:span text:style-name="Emphasis"><text:span text:style-name="T51">Cyreal</text:span></text:span></text:p>
      <text:p text:style-name="Text_20_body"><text:span text:style-name="Emphasis"><text:span text:style-name="T51">SIL Open Font License, 1.1</text:span></text:span></text:p>
      <text:p text:style-name="Text_20_body"><text:span text:style-name="Emphasis"><text:span text:style-name="T51">Volkhov is a low-contrast seriffed typeface with a robust character, intended for providing a motivating reading experience.</text:span></text:span></text:p>
      <text:p text:style-name="Text_20_body"><text:span text:style-name="Emphasis"><text:span text:style-name="T51">As a four-weight family it is well-suited for complex text environments being economic and legible, contemporary and prominent. Many of its design solutions relate to this purpose: large open counters, rather short descenders, and brutal asymmetric serifs.</text:span></text:span></text:p>
      <text:p text:style-name="Text_20_body"><text:span text:style-name="Emphasis"><text:span text:style-name="T51">Spacing in Bold is slightly increased compared to the normal weight, because the bold mass is mostly grown inwards. The Italic has a steep angle and a distinctive calligraphically reminiscent character, as a counterpart to the rigorous Regular.</text:span></text:span></text:p>
      <text:p text:style-name="Text_20_body"><text:span text:style-name="Emphasis"><text:span text:style-name="T51">Designed by Ivan Petrov.</text:span></text:span></text:p>
      <text:p text:style-name="Text_20_body"><text:span text:style-name="Emphasis"><text:span text:style-name="T51"/></text:span></text:p>
      <text:p text:style-name="P1"><text:span text:style-name="Emphasis"><text:span text:style-name="T30"/></text:span></text:p>
      <text:p text:style-name="Text_20_body"><text:span text:style-name="Emphasis"><text:span text:style-name="T52">Wire One</text:span></text:span></text:p>
      <text:p text:style-name="Text_20_body"><text:span text:style-name="Emphasis"><text:span text:style-name="T52">Cyreal</text:span></text:span></text:p>
      <text:p text:style-name="Text_20_body"><text:span text:style-name="Emphasis"><text:span text:style-name="T52">SIL Open Font License, 1.1</text:span></text:span></text:p>
      <text:p text:style-name="Text_20_body"><text:span text:style-name="Emphasis"><text:span text:style-name="T52">Wire One is a condensed monoline sans brought to you by Alexei Vanyashin and Gayaneh Bagdasaryan fromCyreal Type Foundry.</text:span></text:span></text:p>
      <text:p text:style-name="Text_20_body"><text:span text:style-name="Emphasis"><text:span text:style-name="T52">Its modular-based characters are flavored with a sense of art nouveau. Nearly hairline thickness suggests usage for body text above 12px. While at display sizes it reveals its tiny dot terminals to create a sharp mood in headlines.</text:span></text:span></text:p>
      <text:p text:style-name="Text_20_body"><text:span text:style-name="Emphasis"><text:span text:style-name="T52">It is recommended to adjust letter-spacing for sizes below 30px to 0.033em and up. For 12 px we recommend the value of 0.085em.</text:span></text:span></text:p>
      <text:p text:style-name="Text_20_body"><text:span text:style-name="Emphasis"><text:span text:style-name="T52"/></text:span></text:p>
      <text:p text:style-name="P1"><text:span text:style-name="Emphasis"><text:span text:style-name="T30"/></text:span></text:p>
      <text:p text:style-name="Text_20_body"><text:span text:style-name="Emphasis"><text:span text:style-name="T53">Bitstream Vera</text:span></text:span></text:p>
      <text:p text:style-name="Text_20_body"><text:span text:style-name="Emphasis"><text:span text:style-name="T53">Jim Lyles</text:span></text:span></text:p>
      <text:p text:style-name="Text_20_body"><text:span text:style-name="Emphasis"><text:span text:style-name="T53">Bitstream Inc.</text:span></text:span></text:p>
      <text:p text:style-name="Text_20_body"><text:span text:style-name="Emphasis"><text:span text:style-name="T53">2002</text:span></text:span></text:p>
      <text:p text:style-name="Text_20_body"><text:span text:style-name="Emphasis"><text:span text:style-name="T53"/></text:span></text:p>
      <text:p text:style-name="Text_20_body"><text:span text:style-name="Emphasis"><text:span text:style-name="T53">Vera is a group typeface (font) with a liberal license. It was designed by Jim Lylesfrom Bitstream, and it is closely based on Bitstream Prima, for which Lyles was also responsible. It is a TrueType font with full hinting instructions, which improve its rendering quality on low-resolution devices such as computer monitors. The font has also been repackaged as a Type 1 PostScript font, called Bera, for LaTeX users.[1]</text:span></text:span></text:p>
      <text:p text:style-name="Text_20_body"><text:span text:style-name="Emphasis"><text:span text:style-name="T53">Vera consists of serif, sans-serif, and monospace fonts. The Bitstream Vera Sans Mono typeface in particular is suitable for technical work, as it clearly distinguishes 'l' (lowercase L) from '1' (one) and 'I' (uppercase i), and '0' (zero) from '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T Serif" svg:font-family="'PT Serif', sans-serif"/>
    <style:font-face style:name="Courier New" svg:font-family="'Courier New'" style:font-family-generic="modern" style:font-pitch="fixed"/>
    <style:font-face style:name="NotCourierSans" svg:font-family="NotCourierSans" style:font-family-generic="swiss" style:font-pitch="fixed"/>
    <style:font-face style:name="Alegreya" svg:font-family="Alegreya" style:font-pitch="variable"/>
    <style:font-face style:name="Arvo" svg:font-family="Arvo" style:font-pitch="variable"/>
    <style:font-face style:name="Asap" svg:font-family="Asap" style:font-pitch="variable"/>
    <style:font-face style:name="Average" svg:font-family="Average" style:font-pitch="variable"/>
    <style:font-face style:name="Bitter" svg:font-family="Bitter" style:font-pitch="variable"/>
    <style:font-face style:name="Cabin" svg:font-family="Cabin" style:font-pitch="variable"/>
    <style:font-face style:name="Cantata One" svg:font-family="'Cantata One'" style:font-pitch="variable"/>
    <style:font-face style:name="Charis SIL" svg:font-family="'Charis SIL'" style:font-pitch="variable"/>
    <style:font-face style:name="Chivo" svg:font-family="Chivo" style:font-pitch="variable"/>
    <style:font-face style:name="Economica" svg:font-family="Economica" style:font-pitch="variable"/>
    <style:font-face style:name="FreeUniversal" svg:font-family="FreeUniversal" style:font-pitch="variable"/>
    <style:font-face style:name="FuturaRener" svg:font-family="FuturaRener" style:font-pitch="variable"/>
    <style:font-face style:name="Habibi" svg:font-family="Habibi" style:font-pitch="variable"/>
    <style:font-face style:name="Istok Web" svg:font-family="'Istok Web'" style:font-pitch="variable"/>
    <style:font-face style:name="Jolly Lodger" svg:font-family="'Jolly Lodger'" style:font-pitch="variable"/>
    <style:font-face style:name="Judson" svg:font-family="Judson" style:font-pitch="variable"/>
    <style:font-face style:name="Karla" svg:font-family="Karla" style:font-pitch="variable"/>
    <style:font-face style:name="Lato" svg:font-family="Lato" style:font-pitch="variable"/>
    <style:font-face style:name="Libertinage" svg:font-family="Libertinage" style:font-pitch="variable"/>
    <style:font-face style:name="Limousine" svg:font-family="Limousine" style:font-pitch="variable"/>
    <style:font-face style:name="Logisoso" svg:font-family="Logisoso" style:font-pitch="variable"/>
    <style:font-face style:name="Lora" svg:font-family="Lora" style:font-pitch="variable"/>
    <style:font-face style:name="Merriweather" svg:font-family="Merriweather" style:font-pitch="variable"/>
    <style:font-face style:name="Montserrat" svg:font-family="Montserrat" style:font-pitch="variable"/>
    <style:font-face style:name="OSP_Le-patin-helvete" svg:font-family="OSP_Le-patin-helvete" style:font-pitch="variable"/>
    <style:font-face style:name="Orienta" svg:font-family="Orienta" style:font-pitch="variable"/>
    <style:font-face style:name="Osaka" svg:font-family="Osaka" style:font-pitch="variable"/>
    <style:font-face style:name="Oswald" svg:font-family="Oswald" style:font-pitch="variable"/>
    <style:font-face style:name="Petrona" svg:font-family="Petrona" style:font-pitch="variable"/>
    <style:font-face style:name="Pfennig" svg:font-family="Pfennig" style:font-pitch="variable"/>
    <style:font-face style:name="Poly" svg:font-family="Poly" style:font-pitch="variable"/>
    <style:font-face style:name="Quando" svg:font-family="Quando" style:font-pitch="variable"/>
    <style:font-face style:name="Quicksand" svg:font-family="Quicksand" style:font-pitch="variable"/>
    <style:font-face style:name="Raleway" svg:font-family="Raleway" style:font-pitch="variable"/>
    <style:font-face style:name="Reglo" svg:font-family="Reglo" style:font-pitch="variable"/>
    <style:font-face style:name="Roboto" svg:font-family="Roboto" style:font-pitch="variable"/>
    <style:font-face style:name="Rosario" svg:font-family="Rosario" style:font-pitch="variable"/>
    <style:font-face style:name="Source Code Pro" svg:font-family="'Source Code Pro'" style:font-pitch="variable"/>
    <style:font-face style:name="Tinos" svg:font-family="Tinos" style:font-pitch="variable"/>
    <style:font-face style:name="Transport" svg:font-family="Transport" style:font-pitch="variable"/>
    <style:font-face style:name="Ubuntu" svg:font-family="Ubuntu" style:font-pitch="variable"/>
    <style:font-face style:name="Volkhov" svg:font-family="Volkhov" style:font-pitch="variable"/>
    <style:font-face style:name="Wire One" svg:font-family="'Wire One'" style:font-pitch="variable"/>
    <style:font-face style:name="Averia Serif Libre" svg:font-family="'Averia Serif Libre'" style:font-family-generic="roman" style:font-pitch="variable"/>
    <style:font-face style:name="Crimson Text" svg:font-family="'Crimson Text'" style:font-family-generic="roman" style:font-pitch="variable"/>
    <style:font-face style:name="PT Serif1"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oto Sans" svg:font-family="'Noto Sans'" style:font-family-generic="swiss" style:font-pitch="variable"/>
    <style:font-face style:name="Quattrocento Sans" svg:font-family="'Quattrocento Sans'" style:font-family-generic="swiss" style:font-pitch="variable"/>
    <style:font-face style:name="Source Sans Pro" svg:font-family="'Source Sans Pr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5T21:51:42</meta:creation-date>
    <dc:date>2013-08-28T15:17:41</dc:date>
    <meta:editing-duration>PT21H5M11S</meta:editing-duration>
    <meta:editing-cycles>12</meta:editing-cycles>
    <meta:generator>OpenOffice.org/3.4.1$Unix OpenOffice.org_project/341m1$Build-9593</meta:generator>
    <meta:document-statistic meta:table-count="0" meta:image-count="0" meta:object-count="0" meta:page-count="50" meta:paragraph-count="284" meta:word-count="5340" meta:character-count="32400"/>
  </office:meta>
</office:document-meta>
</file>